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break-before="page"/>
      <style:text-properties fo:font-size="11.5pt" fo:language="en" fo:country="US"/>
    </style:style>
    <style:style style:name="P23" style:family="paragraph" style:parent-style-name="Text_20_body">
      <style:text-properties fo:font-size="11.5pt" fo:language="en" fo:country="US"/>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text-properties fo:language="en" fo:country="US" fo:font-style="normal" style:font-style-asian="normal" style:font-style-complex="normal"/>
    </style:style>
    <style:style style:name="P32" style:family="paragraph" style:parent-style-name="Text_20_body">
      <style:paragraph-properties fo:margin-left="0cm" fo:margin-right="-0.072cm" fo:text-indent="0cm" style:auto-text-indent="false"/>
      <style:text-properties fo:language="en" fo:country="US"/>
    </style:style>
    <style:style style:name="P33" style:family="paragraph" style:parent-style-name="Text_20_body" style:list-style-name="L3">
      <style:text-properties fo:language="en" fo:country="US"/>
    </style:style>
    <style:style style:name="P34" style:family="paragraph" style:parent-style-name="Heading_20_2">
      <style:paragraph-properties fo:break-before="page"/>
      <style:text-properties fo:language="en" fo:country="US"/>
    </style:style>
    <style:style style:name="P35"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6"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8" style:family="paragraph" style:parent-style-name="Heading_20_3">
      <style:text-properties fo:language="en" fo:country="US"/>
    </style:style>
    <style:style style:name="P39" style:family="paragraph" style:parent-style-name="Heading_20_3">
      <style:paragraph-properties fo:margin-top="0.019cm" fo:margin-bottom="0.21cm" fo:break-before="page" style:shadow="none"/>
      <style:text-properties fo:language="en" fo:country="US"/>
    </style:style>
    <style:style style:name="P40" style:family="paragraph" style:parent-style-name="Text_20_body" style:list-style-name="L4">
      <style:text-properties fo:font-size="11.5pt" fo:language="en" fo:country="US"/>
    </style:style>
    <style:style style:name="P41" style:family="paragraph" style:parent-style-name="Heading_20_1">
      <style:paragraph-properties fo:break-before="page"/>
      <style:text-properties fo:language="en" fo:country="US"/>
    </style:style>
    <style:style style:name="P42" style:family="paragraph" style:parent-style-name="Text_20_body">
      <style:text-properties fo:language="en" fo:country="US" fo:font-style="italic" style:font-style-asian="italic" style:font-style-complex="italic"/>
    </style:style>
    <style:style style:name="P43" style:family="paragraph" style:parent-style-name="Text_20_body">
      <style:paragraph-properties fo:margin-top="0cm" fo:margin-bottom="0.161cm"/>
      <style:text-properties fo:language="en" fo:country="US"/>
    </style:style>
    <style:style style:name="P44" style:family="paragraph" style:parent-style-name="Text_20_body">
      <style:paragraph-properties fo:margin-top="0cm" fo:margin-bottom="0.161cm" fo:break-before="page"/>
      <style:text-properties fo:language="en" fo:country="US"/>
    </style:style>
    <style:style style:name="P45" style:family="paragraph" style:parent-style-name="Heading_20_4">
      <style:text-properties fo:language="en" fo:country="US"/>
    </style:style>
    <style:style style:name="P46" style:family="paragraph" style:parent-style-name="Text_20_body">
      <style:paragraph-properties>
        <style:tab-stops>
          <style:tab-stop style:position="11.8cm"/>
        </style:tab-stops>
      </style:paragraph-properties>
      <style:text-properties fo:language="en" fo:country="US"/>
    </style:style>
    <style:style style:name="P47" style:family="paragraph" style:parent-style-name="Heading_20_4">
      <style:paragraph-properties fo:break-before="page"/>
      <style:text-properties fo:language="en" fo:country="US"/>
    </style:style>
    <style:style style:name="P48" style:family="paragraph" style:parent-style-name="Text_20_body">
      <style:paragraph-properties fo:text-align="center" style:justify-single-word="false"/>
      <style:text-properties fo:language="en" fo:country="US"/>
    </style:style>
    <style:style style:name="P49" style:family="paragraph" style:parent-style-name="Heading_20_3">
      <style:paragraph-properties fo:break-before="page"/>
      <style:text-properties fo:language="en" fo:country="US"/>
    </style:style>
    <style:style style:name="P50" style:family="paragraph" style:parent-style-name="Text_20_body">
      <style:paragraph-properties fo:margin-top="0cm" fo:margin-bottom="0.011cm"/>
      <style:text-properties fo:language="en" fo:country="US"/>
    </style:style>
    <style:style style:name="P51" style:family="paragraph" style:parent-style-name="Text_20_body" style:list-style-name="L5">
      <style:paragraph-properties fo:margin-top="0cm" fo:margin-bottom="0.011cm"/>
      <style:text-properties fo:language="en" fo:country="US"/>
    </style:style>
    <style:style style:name="P52" style:family="paragraph" style:parent-style-name="Text_20_body" style:list-style-name="L5">
      <style:paragraph-properties fo:margin-top="0cm" fo:margin-bottom="0.21cm"/>
      <style:text-properties fo:language="en" fo:country="US"/>
    </style:style>
    <style:style style:name="P53" style:family="paragraph" style:parent-style-name="Text_20_body">
      <style:paragraph-properties fo:margin-top="0cm" fo:margin-bottom="0.109cm"/>
      <style:text-properties fo:language="en" fo:country="US" fo:font-style="italic" style:font-style-asian="italic" style:font-style-complex="italic"/>
    </style:style>
    <style:style style:name="P54" style:family="paragraph" style:parent-style-name="Text_20_body">
      <style:paragraph-properties fo:margin-top="0cm" fo:margin-bottom="0.109cm"/>
      <style:text-properties fo:language="en" fo:country="US" fo:font-style="normal" style:font-style-asian="normal" style:font-style-complex="normal"/>
    </style:style>
    <style:style style:name="P55" style:family="paragraph" style:parent-style-name="Text_20_body" style:list-style-name="L6">
      <style:text-properties fo:language="en" fo:country="US"/>
    </style:style>
    <style:style style:name="P56" style:family="paragraph" style:parent-style-name="Text_20_body">
      <style:paragraph-properties fo:break-before="page"/>
    </style:style>
    <style:style style:name="P57" style:family="paragraph" style:parent-style-name="Text_20_body">
      <style:paragraph-properties fo:text-align="center" style:justify-single-word="false"/>
      <style:text-properties fo:font-size="11.5pt" fo:language="en" fo:country="US"/>
    </style:style>
    <style:style style:name="P58"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59" style:family="paragraph" style:parent-style-name="Heading_20_1">
      <style:text-properties fo:language="en" fo:country="US"/>
    </style:style>
    <style:style style:name="P60" style:family="paragraph" style:parent-style-name="Heading_20_2">
      <style:paragraph-properties fo:margin-top="0.319cm" fo:margin-bottom="0.21cm" fo:break-before="page"/>
      <style:text-properties fo:language="en" fo:country="US"/>
    </style:style>
    <style:style style:name="P61" style:family="paragraph" style:parent-style-name="Heading_20_2">
      <style:paragraph-properties fo:margin-top="0.12cm" fo:margin-bottom="0.21cm"/>
      <style:text-properties fo:language="en" fo:country="US"/>
    </style:style>
    <style:style style:name="P62" style:family="paragraph" style:parent-style-name="Heading_20_3">
      <style:paragraph-properties fo:margin-top="0.22cm" fo:margin-bottom="0.21cm"/>
      <style:text-properties fo:language="en" fo:country="US"/>
    </style:style>
    <style:style style:name="P63" style:family="paragraph" style:parent-style-name="Text_20_body">
      <style:paragraph-properties fo:margin-top="0cm" fo:margin-bottom="0.109cm"/>
      <style:text-properties fo:language="en" fo:country="US" style:text-scale="98%"/>
    </style:style>
    <style:style style:name="P64" style:family="paragraph" style:parent-style-name="Heading_20_3">
      <style:paragraph-properties fo:margin-top="0.019cm" fo:margin-bottom="0.21cm" fo:break-before="page"/>
      <style:text-properties fo:language="en" fo:country="US"/>
    </style:style>
    <style:style style:name="P65" style:family="paragraph" style:parent-style-name="Text_20_body" style:list-style-name="L7">
      <style:text-properties fo:language="en" fo:country="US"/>
    </style:style>
    <style:style style:name="P66" style:family="paragraph" style:parent-style-name="Heading_20_3">
      <style:paragraph-properties fo:margin-top="0.319cm" fo:margin-bottom="0.109cm" fo:break-before="page"/>
      <style:text-properties fo:language="en" fo:country="US"/>
    </style:style>
    <style:style style:name="P67" style:family="paragraph" style:parent-style-name="Heading_20_3">
      <style:paragraph-properties fo:margin-top="0.22cm" fo:margin-bottom="0.109cm"/>
      <style:text-properties fo:language="en" fo:country="US"/>
    </style:style>
    <style:style style:name="P68" style:family="paragraph" style:parent-style-name="Text_20_body">
      <style:text-properties fo:font-size="11.5pt" fo:language="en" fo:country="US" fo:font-style="normal" style:font-style-asian="normal" style:font-style-complex="normal"/>
    </style:style>
    <style:style style:name="P69" style:family="paragraph" style:parent-style-name="Heading_20_3">
      <style:paragraph-properties fo:margin-top="0.019cm" fo:margin-bottom="0.109cm" fo:break-before="page"/>
      <style:text-properties fo:language="en" fo:country="US"/>
    </style:style>
    <style:style style:name="P70" style:family="paragraph" style:parent-style-name="Heading_20_3">
      <style:paragraph-properties fo:margin-top="0.12cm" fo:margin-bottom="0.109cm"/>
      <style:text-properties fo:language="en" fo:country="US"/>
    </style:style>
    <style:style style:name="P71"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2" style:family="paragraph" style:parent-style-name="Heading_20_1">
      <style:paragraph-properties fo:margin-top="0cm" fo:margin-bottom="0.21cm" fo:break-before="page"/>
      <style:text-properties fo:language="en" fo:country="US"/>
    </style:style>
    <style:style style:name="P73" style:family="paragraph" style:parent-style-name="Heading_20_2">
      <style:paragraph-properties fo:margin-top="0.22cm" fo:margin-bottom="0.011cm"/>
      <style:text-properties fo:language="en" fo:country="US"/>
    </style:style>
    <style:style style:name="P74" style:family="paragraph" style:parent-style-name="Text_20_body">
      <style:paragraph-properties fo:margin-top="0cm" fo:margin-bottom="0.21cm"/>
      <style:text-properties fo:language="en" fo:country="US"/>
    </style:style>
    <style:style style:name="P75" style:family="paragraph" style:parent-style-name="Heading_20_2">
      <style:paragraph-properties fo:margin-top="0.019cm" fo:margin-bottom="0.21cm" fo:break-before="page"/>
      <style:text-properties fo:language="en" fo:country="US"/>
    </style:style>
    <style:style style:name="P76"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size="11.5pt"/>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1"><draw:text-box fo:min-height="3.912cm"><text:h text:style-name="P2" text:outline-level="1">Mondo Aŭrora</text:h><text:p text:style-name="P3">-</text:p><text:h text:style-name="P2" text:outline-level="1">Dawnworld</text:h></draw:text-box></draw:frame><draw:frame draw:style-name="fr2" draw:name="Keret5" text:anchor-type="paragraph" svg:width="4.987cm" draw:z-index="2"><draw:text-box fo:min-height="1.194cm"><text:p text:style-name="P4">Hajnalvilág Foundation<text:line-break/>2009</text:p></draw:text-box></draw:frame></text:p>
      <text:p text:style-name="P5"><draw:frame draw:style-name="fr2" draw:name="Keret8" text:anchor-type="paragraph" svg:width="5.674cm" draw:z-index="5"><draw:text-box fo:min-height="1.39cm"><text:p text:style-name="P6"><draw:frame draw:style-name="fr3" draw:name="kép1" text:anchor-type="paragraph" svg:width="1.697cm" svg:height="0.596cm" draw:z-index="6"><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7"><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9">Thank you</text:p><text:p text:style-name="P10"><text:tab/>Kedves Loránd</text:p></draw:text-box></draw:frame><draw:frame draw:style-name="fr5" draw:name="Keret7" text:anchor-type="paragraph" svg:y="18.831cm" svg:width="8.818cm" draw:z-index="8"><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roof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3"><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at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23">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1">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2">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3">It is not worth supporting a healthy lifestyle because this reduces the number of potential “customers”,</text:p>
        </text:list-item>
        <text:list-item>
          <text:p text:style-name="P33">should not extend the reach and quality of community screenings because they very seldom catch a paying patient: a “boss” has no time for queuing in front of a lung scanning container in a parking lot, in light rain;</text:p>
        </text:list-item>
        <text:list-item>
          <text:p text:style-name="P33">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3">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23">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23">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34"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5">The ship cruised at fantastic speed. In the distance, very dim among the mist, the rugged shores of the Bay of Bengal appeared. The sky now brightened up a bit.</text:p>
      <text:p text:style-name="P35">- Hey Fred! Look back for God's sake!</text:p>
      <text:p text:style-name="P35">Fred turned back calmly, thinking that there is a battleship on their trace. What can they do? If it's a light destroyer, they pretend to capitulate and shoot when they come close, sink it and it's done. Why do they make a fuss on everything? </text:p>
      <text:p text:style-name="P35">But when he turned around, he also felt a bit hot.</text:p>
      <text:p text:style-name="P35"/>
      <text:p text:style-name="P36">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5">Quick pull on the lever: “Slow! Half steam! Left!”</text:p>
      <text:p text:style-name="P35">The tornado is coming!</text:p>
      <text:p text:style-name="P35">Yellow, stunned faces turned to each other in the airless, tense, hot night. These hard faces gazed back with a strange, surprised look. But in vain. The onion shaped cloud ending in a thin tail reached the sea and rushed on them, rushed...</text:p>
      <text:p text:style-name="P35">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5">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7"><text:tab/>(Jenő Rejtő: The lost cruiser)</text:p>
      <text:h text:style-name="P38"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39"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38"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38"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38"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38"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38"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h text:style-name="P34"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1">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p text:style-name="P5"><draw:frame draw:style-name="fr6" draw:name="Keret1" text:anchor-type="paragraph" svg:x="0.647cm" svg:y="1.132cm" svg:width="15.704cm" draw:z-index="9"><draw:text-box fo:min-height="20.098cm"><text:p text:style-name="P23">The former list could be much longer, but I think it is enough to support the following statements:</text:p><text:list text:style-name="L4"><text:list-item><text:p text:style-name="P40"><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0">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0"><text:span text:style-name="T1">The system will not get better,</text:span> there is no motivation that could turn our rules back to follow the reality, personal, local interests are always against this.</text:p></text:list-item><text:list-item><text:p text:style-name="P40">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0"><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0">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0">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23">This is what the rest of this book is about.</text:p></draw:text-box></draw:frame></text:p>
      <text:p text:style-name="Text_20_body"><text:s text:c="2"/></text:p>
      <text:p text:style-name="P15"/>
      <text:h text:style-name="P41"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23">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23">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23">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 and copy the whole connection structure as well, because connections appear and disappear in every moment.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2"/>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38"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38" text:outline-level="3">The Original Sin</text:h>
      <text:p text:style-name="P15">The stress does not stop at the borders of beliefs, they appear in the religious fatih as well.</text:p>
      <text:p text:style-name="P42">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1">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3"/>
      <text:p text:style-name="P44">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3">The source of this conflict is not the Bible (it is rather a bit too straightforward in this case) but its common interpretation, although we are fortunately quite far from the medieval level.</text:p>
      <text:p text:style-name="P43">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3">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3">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3">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38"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5"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46">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47"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7"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34"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23">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48">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38"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9" text:outline-level="3">Might</text:h>
      <text:p text:style-name="P50">This is the present of the community: the factors that can turn the time of an individual to a greater public value. The might has many faces like:</text:p>
      <text:list text:style-name="L5">
        <text:list-item>
          <text:p text:style-name="P51">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1">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2">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38"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23">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7">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7"/>
      <text:p text:style-name="P27">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5"/>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5">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5">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5"><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0" text:outline-level="2">Evolutionary effect</text:h>
      <text:p text:style-name="P15">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h text:style-name="P49" text:outline-level="3">First error: the definition of “good”</text:h>
      <text:p text:style-name="P15">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5">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5">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5">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49" text:outline-level="3">Second error: control aspects</text:h>
      <text:p text:style-name="P27">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3">None of the above mentioned aspects are true for the human civilization that would guarantee the development of the participants by the public belief.</text:p>
      <text:p text:style-name="P54">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23">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7">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38" text:outline-level="3">Third error: generations</text:h>
      <text:p text:style-name="P15">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5">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5">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5">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5">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5"/>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5">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38" text:outline-level="3">Results</text:h>
      <text:p text:style-name="P15">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5">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5">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38" text:outline-level="3">Consequences</text:h>
      <text:p text:style-name="P15">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h text:style-name="P34" text:outline-level="2">Errors: searching and intervention</text:h>
      <text:p text:style-name="P15">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5">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5">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5">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38" text:outline-level="3">Community level</text:h>
      <text:p text:style-name="P15">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5">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5">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38" text:outline-level="3">What do we consider error today?</text:h>
      <text:p text:style-name="P15">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5"><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5">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5">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5">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5">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5">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38" text:outline-level="3">Is error bad at all?</text:h>
      <text:p text:style-name="P15">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38" text:outline-level="3">Reactions</text:h>
      <text:p text:style-name="P15">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5">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5">Shortly: procedures that are truly erroneous considering the interests of the whole community are not surely changed even after detecting this fact because starting the change is a huge error from the financial point of view.</text:p>
      <text:h text:style-name="P38" text:outline-level="3">Pro-actions, prevention</text:h>
      <text:p text:style-name="P15">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5">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49" text:outline-level="3">Moderating the effects</text:h>
      <text:p text:style-name="P15">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5">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5">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5">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5">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2">(I have written this years before the Hungarian red mud disaster, which is a perfect demonstration!)</text:p>
      <text:h text:style-name="P38" text:outline-level="3">Counter-action methodologies</text:h>
      <text:p text:style-name="P15">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5">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55">actors are directly interested in the intervention failures of their competitors;</text:p>
        </text:list-item>
        <text:list-item>
          <text:p text:style-name="P55">it is a competitive handicap if an error turns out;</text:p>
        </text:list-item>
        <text:list-item>
          <text:p text:style-name="P55">the total share of information breaks “industrial secrets”.</text:p>
        </text:list-item>
      </text:list>
      <text:p text:style-name="P15">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5">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38" text:outline-level="3">Detection</text:h>
      <text:p text:style-name="P15">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5">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5">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5">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49" text:outline-level="3">The root cause</text:h>
      <text:p text:style-name="P15">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5">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5">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5">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5">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p text:style-name="P56"><draw:frame draw:style-name="fr7" draw:name="Keret2" text:anchor-type="paragraph" svg:width="14.616cm" draw:z-index="0"><draw:text-box fo:min-height="1.277cm"><text:p text:style-name="P23">Until this point, I have touched two major topics. In the Phenomena section I intended to prove that we unstoppably run towards a hard wall, although we try not to recognize it with all our power; but the wall is there and we really pay badly if we hit it.</text:p><text:p text:style-name="P23">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23">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23"/><text:p text:style-name="P57">...</text:p><text:p text:style-name="P57"/><text:p text:style-name="P23">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23">I have chosen the faith that today's world, this state is “good” and usable for something; I want to believe that sitting in this shattered, clattering and smoking wreck, hanging on the seat, I don't just imagine, hope, wish, but really hear the voice: </text:p><text:p text:style-name="P58">“Ladies and gentlemen, fasten the belts, hang on tight – now we start to fly!”</text:p><text:p text:style-name="P57"/></draw:text-box></draw:frame></text:p>
      <text:h text:style-name="P59" text:outline-level="1">The real role of the crisis factors</text:h>
      <text:p text:style-name="P15">In the upcoming section I pick some of those thoughts that are responsible for the majority of the frustrations that flood us and manifest in this world. The selection is rather subjective and naturally I could have chosen others as well; the consequences are personal and do not surely contain an “absolute truth”. My intention is only to demonstrate that the game of this world and our life have basic laws that are just as annoying as the parental denials are for a curious child. However, in spite of any anger the best for all is to accept the laws and their consequences upon us, and search for happiness within the borders marked by them. To achieve this goal, we need a kind of “reverse thinking”. </text:p>
      <text:p text:style-name="P15">When analyzing a specific situation, I use my mind in two ways. First, I want to understand the processes and intentions in my environment – in this I try to be precise and objective, try to anticipate the possible actions; I think about what the others should do differently. Second, I try to find explanations or excuses for my own actions and thoughts, I try to avoid as much as the circumstances allow to derive consequences upon myself that would point out errors in my own thinking and drive me to change. This is the natural protection of the stability of my thinking, confidence and self recognition; so this is a totally natural behavior.</text:p>
      <text:p text:style-name="P15">“Give me a fulcrum, and I shall move the world!” - said Archimedes, and we badly need such a point to change our minds, and so the world around us can change too. The fulcrum must reside outside of the system, a firm foundation that needs no explanation, justification or support: my faith in myself. This of course may come from a religion (Jesus lives in a Christian, a Jew is a member of the chosen nation, a Buddhist has Buddha-nature), but that is not necessary – the point is that it must be a personal true experience: although my existence is temporal, but can be significant and beneficial to others, I can become part of big processes way beyond my fragility.</text:p>
      <text:p text:style-name="P15">If I can switch my mind to this way, protecting my current thinking structures become futile: it is not a problem anymore that today I have thoughts that were alien to me yesterday, while I find my yesterday ideas strange. The change of my personality is no more a pain and loss, but I can enjoy the progress and can believe in the value of the transformation – for the latter it is quite important that this transformation should be based on a positive view of the world...</text:p>
      <text:p text:style-name="P15">Only this approach allows reverse thinking. I can't change the circumstances, they are determined by the external actors and the fundamental laws of the world: I am mortal, vulnerable, and “people” are not so much interested in what and how they should behave, and why. The only being in this whole world, whose actions, thoughts and changes I am hundred percent responsible, and have the ability to influence them <text:s/>also – is myself. Consequentially: to search for explanations, excuses and acceptance is worth only <text:span text:style-name="T1">for the world and the actions of people around me</text:span>; while analyzing and finding points to change is more beneficial <text:span text:style-name="T1">inside myself</text:span>. Following the conclusions my thinking may change, the intention of understanding may make me more open to the events and signs in my neighborhood, I can draw lessons from them.</text:p>
      <text:p text:style-name="P15">In the following part I will give samples to this kind of reversed thinking, that were important to me and indicated changes within me. This list can be continued according to your interests, knowledge and experiences. Remember: it is not dead true that there is an explanation, reason, or good will behind the events of the world, and my consequences are also not certainly true – but in spite of all this, if this adopting approach starts positive processes inside, why not to play with these ideas?</text:p>
      <text:h text:style-name="P34" text:outline-level="2">Life, death, change</text:h>
      <text:p text:style-name="P15">Our biological and physical existence is based on a paradox. One of the fundamental laws of physics is the law of entropy, simplified it states that all processes move towards the chaos, complex structures slowly dissolve and turn into a more or less homogeneous, unordered mass. A typical example is a building let alone, that slowly loses its ordered structure and falls into decay.</text:p>
      <text:p text:style-name="P15">The history of biology seems to conflict with this, it shows the progress from homogeneous, slightly ordered organisms to the current very complex creatures, among those to us, humans. This conflict however exists only in a shallow analysis. Looking closer we see that biology loses all the battles: each and every creature is determined to die according to the law of physics, without a single exception. On the other hand, all the creatures get some (in physics, a very small amount of) time in which they can reproduce themselves, those will die also like their parent, but get a little bit of time again and again. The constant devastation also gives the only way for progress: the “better” gets a little more time, a little more space for reproduction, so increases the ratio of the more advanced entities.</text:p>
      <text:p text:style-name="P15">The same applies to us humans, who tend to think of ourselves as unique, unrepeatable entities: our existence is temporal and very short, our death is determined inevitable must. The key of our progress is the constant appearance of deviations, “errors” in various measures and combinations; fighting against or hiding them is pointless, but it is necessary to have a total, objective control based on true values that favors the proper, socially beneficial patterns and thus guarantees the positive evolution of the community, the public thinking.</text:p>
      <text:p text:style-name="P15">Our existence today is far more affected by the social environment and our position in it, than biological and physical conditions and features. Either we get to extreme physical conditions (cold, warm, dry etc.) or our biological attributes differ from the average (size, power, speed, or even body irregularities, illness, permanent damages), these factors affect our live quality, predictable lifetime and reproduction chances the less as the higher our social position is or have the more money manifesting this rank.</text:p>
      <text:p text:style-name="P15">Unfortunately the social structures (of course now I talk about the “advanced world”) are also built by us, so it essentially embodies our riot against the laws of biology and physics: we want to create “eternal”, or at least “stable”, unchanging structures, be that a building, tool, state organization, company or philosophical idea. We build our own fears of mortality into these structures, expect the stability from them that we search for because of the fundamental laws of our life. This makes the “created world” conflict with the “real world” in its fundamental laws, represents opposite values, fights against and destroys the nature – <text:s/>and ourselves as well, because although we deny our fundamental laws, they will not be less true on us.</text:p>
      <text:p text:style-name="P15">Reversing the previous statement: we have created a civilization that embodies our inner conflicts and so it destroys both our natural environment and our souls. This can only be avoided by creating new fundamental laws to the global human community that fit to the laws of physics and biology (which are independent from, and absolutely apply to all of us). This includes that those social laws stand above the social system just like the laws of physics and biology are superior to all the creatures. Of course there have been experiments to create absolute superior social structures, from total dictatorships to state level official religions, but those could not touch the key questions; this new system can only be created by a human community that has a totally different mindset, after it has realized and accepted the fundamental laws of its own existence.</text:p>
      <text:h text:style-name="P34" text:outline-level="2">Money – the global value transporter</text:h>
      <text:p text:style-name="P15">Money is the value transporter of our world, criticizing it is one of the key topics of this analysis; the cause of the problem is its globality and the fact that we, its creators and users have not grown up to this aspect. Money is global from three viewpoints: the location, the seller and the buyer.</text:p>
      <text:p text:style-name="P15">It is geologically global, because I can go anywhere, “money”, the product exchange tool without any inherent value is there in (almost) all communities; and anywhere within the “developed world” it can be used. It is “seller global”, (almost) anything from bread rolls through silence to honor there can be a price for which we are ready to sell it. “Buyer global”, with a proper offer we can get (almost) anything. The exceptions in the list show that certain circumstances, more precisely a specific mentality in some situations can limit this “the whole world is for sale” statement, but this neither has any ultimate power, with even more money all resistance can be broken, barriers (rules and people) can be avoided or moved.</text:p>
      <text:p text:style-name="P15">This globality alone is not a problem, but the good result of a long evolution, and allows wording and solving global tasks. Geological globality allows to use huge resources (almost) anywhere on the planet; so we can build an observatory in the middle of a jungle or the top of a mountain – free from the fact that the needed resources are not available in that area, and the observatory does not make any local benefit there; but the global community wants, and has the resources to build it.</text:p>
      <text:p text:style-name="P15">Buyer globality allows the instant access to the needed resources, without having to fulfill the actual needs of their providers. In the old tale of the little rooster needs water, the well wants a girdle, the girl want a mirror, ... and while the rooster runs back on this chain of needs and gets the water, the chicken chokes. How much easier it is to say: “Well, give me water for a dollar, and buy your girdle or whatever on it...”</text:p>
      <text:p text:style-name="P15">The seller globality results that any service, product, whatever can be sold; this allows a sort of “basic research”: to realize an idea before the need appears for it, as you can find a buyer for that later on. This applies to a large portion of the world around us: the tools and services for what you could hardly find anyone interested in a hundred years ago, are natural, more or less vital parts of our life today.</text:p>
      <text:p text:style-name="P15">These features combined gives a great freedom to mankind: allow huge, true global access and concentration of resources – or the opposite: spreading the product on the whole planet; the progress is not limited by the actual demand and supply balance, thousands of new approaches can compete for reveal the future needs and fulfill them. We can thank them for the unbelievable development of the last centuries and even more the last decades (as money conquered more and more areas).</text:p>
      <text:p text:style-name="P15">The problem is with the handling of the might of money, or rather the inability to do it right. All that I have shown in the Phenomena section are just consequences of the listed aspects of globality: the careless and unlimited pollution, ruining social structures, locking people up in a dream world of artificial needs. Furthermore our relationship with money engraves interest and compound interest into the system, thus the must of exponential growth. This could work in a system of a “conquerable, undiscovered” planet and enslaveable neighbors, but cannot be applied by a race that wants to live on a limited sustaining system of a whole planet, without wars.</text:p>
      <text:p text:style-name="P15">Several “domestication” experiments were made on money, but they all have failed, resulting this world that we have today. The “One Ring” can't be owned, changed or destroyed, because it is not just another entity in our world, but the part of our common thinking and language.</text:p>
      <text:h text:style-name="P60" text:outline-level="2">Abilities and disabilities</text:h>
      <text:p text:style-name="P27">We arrive to this world with different abilities, this is like finding a big rucksack at the door when we leave for the ride with our names on it. The way is long, we have to make decisions in every moment, and the way really worths to choose sometimes depends on the content of the sack .</text:p>
      <text:p text:style-name="P27">It is very important to get familiar with it, to reveal exactly what tools lurk in it, because if we know it, we can quite clearly see that five percent of all the chances in front of us in a given moment, that we are truly well prepared for.</text:p>
      <text:p text:style-name="P27">There is only one more important thing than this: to know what is <text:span text:style-name="T1">not there</text:span> in the bag. If we know this, we can exclude without thinking a serious majority of the seemingly possible choices, say eighty percent. Those ways may look nice, we could dream of getting to their ends and look proudly at ourselves. Alas, in fact we have a very little chance to play that game among those competitors who have much better abilities for that path; and if finally, and after cruel fights we reach the so much desired aim, it may turn out that it is none of our business, but we can't even throw it away then. This can be a career, a position, a spouse – anything.</text:p>
      <text:p text:style-name="P27">Therefore for rational thinkers, failures have very high values, especially those that they know they went at it hard, have spared no efforts to use as an excuse later, but still failed, and could even see that the opponent did not have to fight too hard. This makes yet another step towards to be able to ignore another fraction of that eighty percent of possible ways that are not for them.</text:p>
      <text:p text:style-name="P27">Truly faithful people are confident that there surely is a place, a task in the world that perfectly fit to their abilities. They respect the might that created that place, and left precisely the needed content in that sack at the door with their names. They are also grateful for the trust, because there was no exact map in the sack to lead to the target, but the might left to their free will, understanding and maturity to find the way. They have received the respect as a free entity, and work with all of their powers to deserve it.</text:p>
      <text:p text:style-name="P27">Face the facts: the glass is not “half full or empty” for any of us, actually<text:span text:style-name="T1"> there is hardly anything in it</text:span>, and many times we feel it empty. Among the billions of people with whom we live in this world at the same time, there are so many physical, spiritual, financial or social potentials distributed, many of those we would like to have but can never get. Those chances are not ours, neither the tasks that those people should do by using them wisely. On the other hand, if we recognize that tiny talent that we have, and accept that plenty that we don't have, we start feeling the direction that we are the best to follow. We start feeling the attraction of a task, a role, an image, a lifestyle, a partner, a place – later on when looking back it seems that all the steps, experiences and talents were just magically organized in order to make the place, time and people meet each other.</text:p>
      <text:h text:style-name="P26" text:outline-level="2">Tasks</text:h>
      <text:p text:style-name="P15">From the biological point of view, all living creatures have these tasks encoded: “stay alive” and “reproduce”. For plants this is built into their biological structure: the seed starts to grow when receives enough humidity, grows its root downwards to the soil, stem and leaves upwards to the light; then by using the absorbed raw materials from the soil and the energy from the Sun it grows and produces seeds again. Animals that have the ability of free movement are driven by the mechanism of pain to protect their bodies; the cycles of the needs and their fulfillment to their individual survival.</text:p>
      <text:p text:style-name="P15"/>
      <text:p text:style-name="P15"/>
      <text:p text:style-name="P5">Creatures having advanced brain, that are not limited to play the encoded programs but can learn and communicate, all have more sophisticated community mechanisms: organized hunting, area protection, baby care. The appearance and development of these tasks can be considered as the evolution of the community, with the same selection methods: a wrong solution (ambiguous signals, less effective behavior) leads to the exclusion of its owner, or if it prevails, it becomes the competitive handicap for the whole group, the member count decreases and the group gets crowded out of the territory; while patterns that allow more efficiency (good warning signs, better task distribution) win in long term.</text:p>
      <text:p text:style-name="P15">At this point the key factor is still the individual selection: entities in organized groups are more efficient then alone; the members of a group with more efficient organization patterns have a greater chance for survival and reproduction. The next development leap is the appearance of the “identity” of the group, which starts to act as a control agent above the members. From this point the entities define themselves as members of that group, and formulate group level needs superior to their own ones. This is when they do not learn how to make tools or weapons from each other, but select the adequate amount of “craftsmen” who should fulfill this need of the group. It has the same importance that the group must “select out” those who do not respect the community order by sending off or even killing them.</text:p>
      <text:p text:style-name="P15">This community defines tasks and roles, associate members to them, invents means to collect, keep and pass on the valuable experiences of the members – so steps to a higher level again. At this point, similarly to the strange coexistence of biology and physics, the group survives the death of its members, and sustains itself by teaching the new members; their differences and the errors in the teaching provide the randomness required for the evolution, while keeping the common value and habit order very strictly acts as the selective force.</text:p>
      <text:p text:style-name="P15">So the community generated tasks and roles are in fact the key to the survival and progress of the community, both the cause and the result of it. They allow that the group can ensure higher safety to the members than living and fulfilling all their needs alone; furthermore by the superior organization and tasks it comforts the members against their mortality.</text:p>
      <text:p text:style-name="P15">Considering today's human being as the result of this community evolution, it is a valid assumption that in our thinking and basic behavior patterns we were selected to do community tasks, to need group level feedback and to adapt to them. No wonder that we feel good if we can help our fellows or any other creature, that we seek for being together with others; only a few people want long solitude and most of even them consider it as a challenge and not as a natural state. On the other side, community always appear as the source of roles and tasks, and evaluates their execution. So finally, satisfied people are active, useful and respected members of their beloved groups who get challenging tasks that fit for their abilities, and they solve them with the help and for the benefit of their partners.</text:p>
      <text:p text:style-name="P15">Now we reach our current system standing upside down. Money, the ultimate value measurement emphasizes the rewards against the tasks. The system managers, creators of the tasks do not see the real need of the community anymore; researches and surveys do not worth much, and when sometimes they reveal something, consequences reach far beyond the target problem, or can be opposite to the managers interests. On the contrary, the needs and interests of the “fulfiller applicants” are very precise (and many times are supported by background deals) but their real aim is not to do the task but to get the reward, the work is actually a burden. Finally, for the people actually working on something is not clear at all what kind of community they work for, is there a real need at all behind their activity, and get feedback only from their employers, which many times are far from the evaluation of the “served” community.</text:p>
      <text:p text:style-name="P5">No wonder that the common approach, respect for the tasks are very far from the relevant role that they do have in the community and human civilization; so they appear for us also not as a honor, a chance to learn and prove, but a burden. The joy of solving an exercise in school is replaced by the marks, later in life the money given for it. </text:p>
      <text:p text:style-name="P15">The inevitable result is a more and more shallow and aimless life that on higher level moves towards consumption and entertainment, on lower levels turns to stupidity and aggression, both for individuals and communities.</text:p>
      <text:h text:style-name="P20" text:outline-level="2">Ownership</text:h>
      <text:p text:style-name="P15">In order to keep up our existence, health, good conditions and to do our community tasks we all need tools, things, services. Some of them belong to us personally (like our clothes, home, household utensils, car etc.); the second part is not ours but available anytime and can be reached in a regular way (food, water, energy); the third part belongs to someone else but we get access to them (like equipments and services at our workplaces).</text:p>
      <text:p text:style-name="P15">To step back further: I myself, as an entity who distinguishes oneself from “anyone else”, have the ability to think, and have a human body: they are mine, I possess them privately – that is what I would say about them in the regular way. However this alone is not true, because without the ability to think I would not be able to distinguish myself from the others, would not be a human being; my existence and comfort depends on the state of my body and its needs – without them I would not exist, I depend on them, they affect my thoughts and actions: the truth is not only that I have them, but I also belong to them. <text:span text:style-name="T1">Ownership is a mutual, back and forth connection.</text:span></text:p>
      <text:p text:style-name="P15">What makes me possess what I have? It is to <text:span text:style-name="T1">master that</text:span>: I know its power and weakness, recognize the potentials and limitations that it provides. For example: I can have a carving knife – but to possess it I need the required power in my hands, experience, a place where I can safely use it, materials that I can carve with it; adequate knowledge and tools to keep it in good conditions; and tasks to solve with it. Beyond all this, as a member of a community I also have to consider how much resources must be used to get all these conditions and knowledge; and what abilities I have to use this tool. Perhaps it is totally pointless for me to take the whole thing up because my abilities much better fit to other things and it is the best for all if this knife, and the conditions of its possession goes to someone more ready for it, while I will get something else.</text:p>
      <text:p text:style-name="P15">Even my own ability to think becomes something that I possess only when I recognize my own weaknesses, desires, when I become able to concentrate for the required length and ways, and also can relax, regenerate and feed my thinking with positive patterns (without risking it). By this recognition I can find the task that I will happily do all along my life because it always shows something new, and makes me a respected member of my communities (this used to be called “craft”), this makes my mind a respected and well treated, loved tool. The same applies to my body: if I know its needs, powers and weaknesses, spend time to care and develop it and so I become a “good owner”, it will give me a safe feeling that I can trust it, it becomes a good tool for my tasks and I will be able to handle those intentions that do not match my inner rules or the laws of my community. If I don't possess, then I will be possessed by my desires, fears, primordial instincts and sudden ideas; become defenseless against the <text:s/>industry that shepherds the mass of people who have lost the control over their body and mind towards the army of consumer goods, bank loans political storytellers and charlatans feeding on physical and mental illness.</text:p>
      <text:p text:style-name="P15"/>
      <text:p text:style-name="P5">A bit more esoteric kind of ownership is the system of human relationships, but still we use the same words for them, and can understand them in the same way. I have a wife and three sons, and this is not only a grammatical possession, the question is: do I possess them? Do I have the features: love, power, devotion, determination, openness, acceptance that make this “possession” a part of my “crafts”? Because if not, either as a victim or a rebel but I will surely become a prisoner of the husband and father role. Please note that “possessing” here does not mean controlling or conquering the “owned” people, but a harmonic relationship within my abilities and roles. If I possess my wife it does not mean that she can't possess me, but the opposite: the potentials of a harmonic relationship are unfold only if we mutually possess each other, and we share the tasks based on not our individual but common interests.</text:p>
      <text:p text:style-name="P15">The same applies to possessions on physical level: that is also a mutual connection between the owner and the owned. Before creating an ownership connection it is well worth to think about how the desired thing will change my life, what conditions I will have to meet, what new relationships it will build – and anyway, will I be a good owner and will it be a good deal for me to build that relationship? Remember, in the case of ownerships there are only two options: possess it or be possessed by it, no other ways.</text:p>
      <text:p text:style-name="P15">These are serious forewarnings, it seems that the price of owning is giving up our freedom because of the complex dependency chains; according to this the “most free” people seems to be the wandering hunter-collector communities like the bushmen. These people possess only that amount of personal properties that they can carry constantly for long distances; owning anything is good only if it brings enough benefit to make it worth carrying its size and weight. However, this kind of lack of properties is very far from our image of freedom, because this also makes the members of that group totally vulnerable to the direct environment conditions. To word this another way: bushman communities <text:s/>actually possess their territories, and they accomplish this by getting very thorough knowledge about, and adapting fully to their land. On the other hand, having their minimal amount of properties and their knowledge inherited within the tribe, they can live well on a land where anyone else without constant external sustainment would die in short time.</text:p>
      <text:p text:style-name="P15">All the other human communities that lived among less extreme conditions chosen the other way: instead of possessing their territory as it is they changed it by organized agriculture, farming, production based on minerals and transportation. To achieve this, public and private properties are necessary: common and private land, tools, homes, services to each other. After this transition the group can't survive solely on the nature without these properties, but for exchange it breaks free from the total dependency on the territory.</text:p>
      <text:p text:style-name="P15">The history demonstrates that the intervening approach is more efficient, or at least can crowd out the adapting tribes, because the latter can't handle the quick changes in the environment (mostly because of the interventions of the former). Furthermore, the intervening communities constantly change, develop, modifies itself at an unbelievable speed compared to natural processes, while the adapters' life is like that of the ants and bees, almost eternal and constant.</text:p>
      <text:p text:style-name="P15">We, the global human race live in an intervening, possessing community, and hold successful patterns beyond questions that brought us to where we are. Our weakness is that we don't recognize the fundamental laws of our game, we don't possess them, thus we are possessed by them. This even applies to the possession itself, with special emphasis on “possessing the ability of possessing anything”, that means the ability of personal money accumulation. This latter is unique because it hides the mutuality in possession: you don't have to build a garage for it, don't have to farm it, no skills are needed, no tasks are assigned to having it, you “just have it”.</text:p>
      <text:p text:style-name="P5">I don't have to think it over that the money I have collected because of the desire of possessing the chances might mean life, workplace for others, I should support my community by it as a saver; I don't care what actions my bank funds using my money; or care for how much I depend on that bank: if it fails, I will pay the piper. Because of this kind of possession is not materialized in goods, services and tools, it has no high limit, I can always have more, it is never “enough”; the joy it brings does not decrease because of the consequences of the possession (the tenth house, car or beer is not that big joy as the first one). And if you can stop somehow and say that's enough, money turns the other face: the stronger has the greater chance in the race, those who quit and want to stop at a level, have a great chance to fall out forever, get crowded out by the more hungry.</text:p>
      <text:p text:style-name="P15">This is the tool that we have chosen to control our relationship to our real possessions, and so – as we are an “intervening, possessing” civilization – our life. We do not measure anymore what are our real needs, what price we pay for them, what dependencies we accept, and how our artificially generated search for freedom leads to the total dependency on the sustaining systems (that live on this, on us).</text:p>
      <text:h text:style-name="P20" text:outline-level="2">Cooperation and competition</text:h>
      <text:p text:style-name="P15">By observing the processes in the nature we can conclude that creatures are in a constant competition both short and long term. The mass of plants growing nearby fight for the sunlight, the zebra runs a very unequal race for life with the lion, losing means death. Races are in evolutionary contest, and their internal changes, mutations also wrestle for the “territory”. The seemingly opposite cooperation, communication, task distribution is characteristic among animals living in groups, but its appearance and development is also the result of the competition: as the more efficiently cooperating group is more viable than its local competitors, then the potentials of that group is bigger, that race or that group with advanced communication can crowd out the rest: the other races or other groups of the same race.</text:p>
      <text:p text:style-name="P15">However, the constant wrestling on the surface is in fact the most efficient form of cooperation. The “evaluation system” of biology is very simple: the aim is to build up the greatest amount of biomass in the area from any available energy source. The primary source is the sunlight used by plants. The faster, bigger has advantage, but there is a great battle for the remaining light in the shade. The stored energy in them is reused by the food pyramid of animals; destructing organisms (like fungi) live on each level, processing the dead to raw materials thus “recycle the waste”.</text:p>
      <text:p text:style-name="P15">From this viewpoint natural competition is nothing but a constant comparison of possible solutions, in which the “currently better” gets a little more chance to survive and prevail. In this way, those that use them as food get more nutrition and reproduction chance (diseases, parasites, symbiotic creatures, predators). On the other hand, although this is a true life and death fight on individual level, but for the territory the winner does not destroy, only plays down the opponents that do not fit so well to the current conditions – those will break out again if the conditions change or the winners population collapses for some reason. Observed for above, this forms a constantly changing system which although can't exclude the chance of a catastrophe but minimizes the global effects of the inevitable race-level population collapses.</text:p>
      <text:p text:style-name="P15">The human civilization evolution used the very same competition. The more communicative groups crowded out or assimilated the less advanced ones. Social systems with higher organization levels conquered the sparser ones; the strictly hierarchical and fundamentally multinational organization of the church played a significant and natural role in this game.</text:p>
      <text:p text:style-name="P5">The more aggressive systems that can represent and execute higher interests that individuals and local communities naturally suppress them, this makes lordships from villages, then states, then the multinational banks, investment groups, this world controlled by companies.</text:p>
      <text:p text:style-name="P15">However, this whole competition was a tool of a superior cooperation that made the human civilization the only global society on planet Earth that we know of. Each players in the process had the motivation of spreading, growing, reproducing, evangelizing encoded in the mindset – those that did not naturally lost against the conquerors, if not had a totally useless territory for them. The more efficient crowded out the less successful, took over the territory, grew more, got more and more land.</text:p>
      <text:p text:style-name="P15">The root cause of today's ambiguity is now quite clear: the superior cooperation that gave the background, justification and higher level control, is over. The capitalism that started to collapse in the moment of its victory, which, according to its own self analysis is based on the rules of the free market and competition had to thank its development for that above all competition, all the actors cooperated against the “communist block”. The competition of the two “blocks” were in fact the evolutionary battle for conquering the world between two significantly different social control ideology.</text:p>
      <text:p text:style-name="P15">The competitive market took care of the survival of the better; but superior to any interest they had to be better than the “enemy”, this was above the profit maximization. If an actor was not good enough in quality, usefulness or durability, could easily find itself in the role of the “agent of the enemy”, and it would be hard to find any stronger selection factor than this. Yes, an entrepreneur with a proper amount of confidence could try to avoid or bribe the system (in both blocks), but the sword of Damocles hung above the head all the time: a faithful, unbribable, angry clerk, party leader, counsel, ... who could (of course with the active help of the competitors) explore a whole empire, and have it torn apart by the mass of people frightened by the enemy.</text:p>
      <text:p text:style-name="P15">So, the development effect of the competition can only be stabilized by a superior cooperation and its laws that act as unavoidable selection factors. In the lack of such superior level, our world started to the current direction, the competition that is controlled only by the monetary profit, which is at the same time very inefficient considering the use of resources, the need, quality and distribution of the products, and the sustainability of its processes. This is why most community forming (political or religious) systems try to generate an image of an enemy almost constantly, which would provide the superior power for control.</text:p>
      <text:p text:style-name="P15">Alas, this approach is impassable, it is vital to our civilization that we must talk about the “last global conflict” always in past time, Hiroshima and Nagasaki must be the last nuclear attack forever. Only one kind of weapon is harmless: that never ever appears in the human mind; we can talk about safety only if the human community contains proper patterns to handle all, naturally appearing conflict of interests in a way that is acceptable for all the parties.</text:p>
      <text:p text:style-name="P15">The life and death struggle, the constant fight for survival among our otherwise “eternal” companies, banks, state offices have no justifying benefit: the aim of their existence and fight is reached. Our civilization became global and total, in order to survive and develop it has to formulate the aims and laws of a new, higher level cooperation, to act as the superior power above the competitions.</text:p>
      <text:p text:style-name="P15"/>
      <text:p text:style-name="P5">At this current moment it is a bit too easy: we have to define the set of needs that each and every human being has right to, apart from their place and time of birth, as the member of the human race (or rather we should extend this to all living creatures as we share the same territory). We have to reduce sustainment of people in the “advanced” and emerge in the “developing” countries to the same level, and ensure that this does not harm the same right of our children. Sounds utopianism looking from the current mindset – but in fact this is the very first task that a society, that fulfills its territory without the chance of getting more, and considers itself intelligent, must solve: define the laws of fair resource distribution.</text:p>
      <text:p text:style-name="P15">This aim creates lots of tasks that need competition among the best ideas and executors. The aim of that competition however is not the survival, the “pride”, or getting power or possessions, but to let the best participants work on the best solutions, and give everyone the tasks that the best fits to their abilities.</text:p>
      <text:h text:style-name="P20" text:outline-level="2">Synchronism</text:h>
      <text:p text:style-name="P15">The functions and potentials of our civilization were limited until nowadays by a very strong, yet invisible factor: the traveling speed of information. It may be hard to see the importance of this factor, but an example may help here.</text:p>
      <text:p text:style-name="P15">Astronomy observes the Universe, researches its phenomena, but talks almost none about the fact that the current state of the Universe has nothing to do with what we see up there. It's not that it looked like that a long time ago – in fact it <text:span text:style-name="T1">never looked like that</text:span>. A galaxy covers another, but they have never been behind each other but the closer one along its path (a few million years ago) happened to cross the path of the light coming from the farther (which then had traveled for another millions of years). How the Universe looks like in this very moment we will never know from astronomy, because the speed of the <text:s/>electromagnetic waves (light, radio, X-ray) is simply inadequate for that.</text:p>
      <text:p text:style-name="P15">A famous “game of informatics” in physics is Schrödinger's cat: in this experiment we theoretically create a closed box with a cat of which we can't decide if he lives or has died, the chance is 50-50% in every moment. In practice, the cat in the experiment is ourselves. Nothing excludes that the human civilization had ended fifteen thousand years ago, when a collapse of a star (that we may not see because of a dust cloud) created a gamma ray burst that sweeps the life off from most of this planet. This burst travels with the speed of light and has not reached us yet, and we will know nothing about it until it arrives and clears us away.</text:p>
      <text:p text:style-name="P15">If we randomly find traces of a civilization with our current equipments, we will only know that a few hundred thousand or million years ago something happened. All our broadcasts can reach anyone in the same time frame – what a chat where partners wait some hundred thousands years for an answer. If there is any kind of intergalactic communication among races, there are only two things we can be sure of: it has nothing to do with what we try today, and: they live in a totally different, synchronized Universe that we (having this light bottle-post only) know nothing about.</text:p>
      <text:p text:style-name="P15">Along its (invisibly short when compared to the above) history, even 100 kilometers distance was “the infinity” for the 99% of people: never went that far and had no connection to that distance. Furthermore, all the news that came from that far, always came via a traveler so they were nothing but reliable; beyond the distance that one could walk, even the wonderland could start.</text:p>
      <text:p text:style-name="P27"/>
      <text:p text:style-name="P28">The institutional education, the commonly “image of the truth” created a bit better situation: it could build harmony among the mindsets of people who lived far from, and never saw each other: that was like showing pictures of the distant places. In fact I have never been, and never will be there, but if I want, I can know about the Kilimanjaro mountain, I can know that people explored all the corners of the world, I can read about, or look at drawings and pictures what they have seen there. When they were there. So, at this point the speed of information has not changed much, but at least it is there – like the knowledge of the astronomy about the Universe.</text:p>
      <text:p text:style-name="P27">Naturally the progress is lead by military and politics: they need to know reliable news about distant events with the smallest delay. Postilions and agents with homing pigeons appear; those who acts based on the faster and the more reliable information, win. Both in wars and economical battles.</text:p>
      <text:p text:style-name="P27">The development is unstoppable, comes the telegraph, telephone, the direct, light-speed connection between two arbitrary locations of the planet which means synchronism in this size: the information travels between the points without human relay, almost instantly and reliably. The internet as it becomes <text:s/>publicly available extends this from the army to politicians, then businesspeople, the media and finally to everyone.</text:p>
      <text:p text:style-name="P27">We are in the middle of this transition. Business leaders have taken away the real power from the kings of politics: the global synchronism allows monetary transactions that is the multiplication of the amounts that any state could do. No incidentally: those business people have blown that bubble this huge, that allows an investor today to accumulate more money than a state of even the whole world “worths”. This is an ambiguous statement: from one side it says that those investors are the most powerful entities in this planet, but also that their power worths nothing actually.</text:p>
      <text:p text:style-name="P27">For everyday people synchronism means that they struggle for work on single playground with everyone having similar abilities in the world – be an engineer, designer, customer service, factory worker; the winner is who can cheaper produce something that can be forced down the customers' throat. The costs depend on their accepted life conditions: people who accept living in barracks and work for twelve hours, will win. Of course not personally because they will presumably live much shorter than their opponents who live far and among better conditions; and who fall into bad conditions because they get unemployed, and as this is a community phenomenon, the social protection system collapses under them.</text:p>
      <text:p text:style-name="P27">Business people, who in theory control the system, synchronism mean that they analyze the economic processes with computer algorithms and struggle for advantages sometimes fractions of seconds in a decision ahead the competition – these decisions are solely based on monetary evaluation, forecast the stock market consequences, all the other aspects are secondary (or rather: invisible). Like the relationship between Pilate and Jesus: the former seems to have the absolute power but totally unable to save Jesus because he can't make a single step against the common will of the mob he in theory controls.</text:p>
      <text:p text:style-name="P27">The synchronism, the power of globalization and creating local differences are in the hands of the business leaders. They control “how global” the world should be, how much to keep this unbelievable differences among the regions that give them profit. They stop by patterns, threaten with suits the global circulation of knowledge because this give them profit. They kill the local self sustaining communities, because all the trade, transportation and traveling give them profit. For them, the globalization merely means the continuous transportation of goods and people back and forth.</text:p>
      <text:p text:style-name="P27">In the less advanced regions they ensure by dictatorship and censorship that people do not get any information alien to their mindset; the more advanced use the illusion of all-knowing: the global media, the Google, the Wikipedia “knows everything”, but in fact they are just the mirror image of the common average, the mediocrity and totally inadequate for a conscious social self development.</text:p>
      <text:p text:style-name="P15"/>
      <text:p text:style-name="P5">It is so ironic that the in the center of the “information society” we find an evaluation (recycling) system that analyzes the internal connection net of the endless global informatics garbage heap: the internet (at least we hope that it is based on the links and not contain weights and denials of investor interests... can such a hope be real?) We, as “global citizens” store our personal relationships and data in “free” global information systems – thus we offer ourselves to be analyzed by marketing or security experts.</text:p>
      <text:p text:style-name="P15">Another glimpse out: if there is an alien civilization with the ability of galactic communication, it can even be here on our planet, it can't do anything with us now. As long as our race can't handle this relatively microscopic, planetary synchronism, it is useless to talk about any system bigger than that.</text:p>
      <text:p text:style-name="P15">However, synchronism is unstoppable. The more synchronic information we have, the more tension and embarrassment rises on how can we use our natural treasures and human resources so stupidly? How can it happen that such an huge mass of people live today, in this very moment among unacceptable conditions? Why is it good to give weapons to children of the same age as my kids, intoxicate them with drugs and make them shoot each other? The list can continue endlessly...</text:p>
      <text:p text:style-name="P15">Now we live in an era that one single voice, word or idea can go anywhere in the world. There is no place for a single good idea in strong-boxes, behind patent and industrial protection. We can formulate global dreams, but they should not manifest in luxury houses, world domination or “unveiling the secrets of the creation of the Universe”, but creating life models that we can and want to share with each and every fellow human. We can build a virtual temple for knowledge that raised us to the current level; and can give true respect to the labor that feeds and sustains us; can finally create harmony between us and our environment.</text:p>
      <text:h text:style-name="P20" text:outline-level="2">Klykhor, Golem</text:h>
      <text:p text:style-name="P15">When the Tibetan monk, Pema Tense reached the adequate level of spiritual development, his master, Rinpoche Kang gave the task to summon a teaching spirit (Yidam). This is a long process, the pupils <text:s/>have to find the proper place, then create a magical drawing (this is the kylkhor). Then they have to spend months at the kylkhor, constantly concentrating on that suddenly they glimpse the spirit inside the kylkhor. If they succeed, they must continue until they hear its voice, feel its touch and finally make it to leave the frames of the kylkhor and walk freely – at this stage other people may sense the spirit as an existing, real entity. Pema Tense, in an abandoned cave of the Himalaya mountains, by serious efforts of many-many months, mastered each step of the task.</text:p>
      <text:p text:style-name="P15">When he showed his results to his master, Rinpoche Kang said to him that he does not need his tuition anymore, because the spirit will take it over. However, although the yidam knew things that he did not, could do things that he could not, a doubt appeared in Pema. He felt that the spirit was summoned by him (so that is not an independent god), it is his own creation, a part of him. His master scolded him and ordered strict meditation exercises to send these profane doubt. In spite of all that, the doubt only got stronger in Pema, so he returned to his master and showed him the problem: he was totally unable to break free from the idea that the yidam is not real. “Don't you see it? Don't you hear it?? Isn't it just as real to you as the Himalaya???” – asked the master. “Yes, I do.” – answered Pema –, “but I am still convinced that it is only the product of my mind.” – “Well, then you finally got the lesson.” – said the master.</text:p>
      <text:p text:style-name="P15"/>
      <text:p text:style-name="P15"/>
      <text:p text:style-name="P5">According to the Jewish Kabbalah, a properly trained rabbi can sculpt a human figure from clay, than he can make it alive by writing the Hebrew “truth” word on the forehead, he can stop it by clearing away the first letter because then it means “death”. The invulnerable, almighty golem that knows no pain or fear will serve its master who should be careful, because it can't talk, has no mind or soul therefore it executes all the orders word by word without thinking, and furthermore the longer it exists the harder it can be controlled. It is also a rule that it can't be alive on Sabbath, the day of rest sacred to God. The legend of Rabbi Loew of Prague forgot this one, and his golem that he created to protect the Jewish part of the city against the violent attacks, started to berserk and ruined the half of the city until he could stop it.</text:p>
      <text:p text:style-name="P15">These stories hold important lessons both about the might and the vulnerability of human creativity. Today we mostly live in a world that we ourselves create. Most of our time is spent on thoughts related not to the real (food, drink, environment, people), but the artificial world (goods, politics, economy, career, entertainment). This world acts like an artificial, almighty, independent entity, insensible to pain, fears of nothing. In fact it is build of us, our individual pain, suffer and fall happens inside the body of the golem, but it simply replaces us to our competitors waiting for our place without any problem.</text:p>
      <text:p text:style-name="P15">The problem is just the same: we did not follow the rules of making a golem. We did not consider that it executes the orders word by word, has no “soul” to take care for the consequences, long term effects or the effects on the poor. If we say to him that “the human is the highest value” and “be efficient”, then the golem replaces the local “expensive” people to the mass of distant faceless slaves: uses the minimum of the too valuable resource. The golem is a tool that has to be used; it is nonsense to blame it for the results or use “economical laws” as excuses.</text:p>
      <text:p text:style-name="P15">We left it alive on the day of Sabbath. In a profane form: God ordered us to spend every seventh day with looking at what we have done the past six days, but do not do this in the familiar environment of actions but in front of Him: an absolute, almighty and all-knowing external judge, knowing all our responsibility, without excuses. This time is sacred to the personal meeting among us and God – the golem, the servant made by people must have no voice in it, its live must be suspended. We have broken this rule, there is no regular facing to the consequences of our action and responsibility; thus this mighty creature of ours, the golem started to berserk. It ruins our city – our natural environment, and harms us too.</text:p>
      <text:p text:style-name="P15">We have created the golem by shaping a human from clay: we modeled in our system our mindset the life, the evolution, civilization, and then wrote the word “truth” upon its forehead. We consider as truth the monetary “laws”, the rules of economy, we think the golem lives and totally forgot that every seven days we should clear this word from its forehead, and should turn to our internal, moral laws instead of that servant; we forgot that we are superior to that golem. This made the golem the less controllable, because its masters, we ourselves do not trust our power above it, we rather hide behind lies from the responsibility.</text:p>
      <text:p text:style-name="P23">The golem can be stopped by clearing the first letter of the word “truth”, the aleph (A, alpha, the first letter, the sign of the beginning, birth, creation); the rest of the word means “death”. We can even turn this idea to another way: this is not destroying the golem, but understanding its essence. We have written on it that it is the truth and it actually exists, but if we take away our power of creation, only death remains: the golem itself does not live and brings death to anything it touches. In other words: in order to protect it from destroying all, our faith, creativity and responsibility is necessary.</text:p>
      <text:p text:style-name="P15"/>
      <text:p text:style-name="P15"/>
      <text:p text:style-name="P5">The lesson of the Tibetan version is similar but leads elsewhere. The yidam, the entity created by our thinking, if we spend enough time with it, might be just as realistic as any independent external entity, the difference may disappear. A farmer, a carpenter, a nurse, a tax officer, a banker or the president seem equally real, but while the result of the work of a farmer is the bread we eat, the carpenter creates the cupboard in our house, the nurse fights for our health; the others work on sustaining this artificial system at different locations. The current “economic crisis” clearly shows that by their power, the sustainers of this system unduly and seriously dominate upon those who create real values, and this makes this “civilized world” sick. In fact this is a great luck because this may blow away the veil of constant tales and hiding, and turns out that we have a lot to do with the real world as well; if there is anything that we must do, it is not saving the monetary system, banks, mobile phone or car industry, but to cure our very planet and civilization from the harm that the former ones have done.</text:p>
      <text:p text:style-name="P15">The creation and the destruction of the yidam is a necessary part of the development of the monk – perhaps the same applies to the civilization. The yidam, in spite that our master declares it a teaching spirit, does not hold any external wisdom. We have nothing to learn from our artificial world, politics, economy, history: all of them is nothing more than a enlarging mirror of our own mindset. Not to forget: for our development it is necessary to be created, accepted as an external phenomenon, admire its might and power. But then we must recognize ourselves in it, later we fight with all our power against the doubt that whispers that the whole system is pointless and does not even exist, it is only our creation. It is important to want to believe it with all our efforts, and then, finally fail and realize: it is truly not there, it is merely our imagination, and let it fade away like any other wandering thoughts.</text:p>
      <text:p text:style-name="P15">The Tibetan mystery promises enlightenment to the pupils when they experience this switch of mind, the realization that anything in this world can be like this, a self-created illusion held up by their conviction and experiences, and that the essence must always be searched behind the visible, touchable things. Following this analogy, what can a global, race-level enlightenment be?</text:p>
      <text:h text:style-name="P20" text:outline-level="2">Why is this crisis good?</text:h>
      <text:p text:style-name="P15">This current crisis is nothing else but a want-to-forget truth hidden for a long time turning out: if we let the value measurement tool: money to break free from the values of the civilization (be that a human value or a natural resource) then nothing can stop the process of writing any amount on a paper or into a computer – the problem only appears when someone wants to trade that money for something. We can toss huge masses of it back and forth, free from the facts of how many people create real values in a state, and compared to them how many live on transportation, trading, advertising, controling, etc.</text:p>
      <text:p text:style-name="P15">Now that nasty northern wind has closed the book of fairy tales, and although so many people work hard on make us asleep again, we still don't see the process that would let us calmly fall back into dreaming about the brave new world.</text:p>
      <text:p text:style-name="P15">This should not happen. There is a real monster standing outside the door, a crisis that is greater by magnitudes of this one, and still waits patiently: the lack of fossil fuel, the thousands of rude consequences of the climate change. In fact the foreshadow of this crisis is rioting on the stock markets, yet not the facts but the fears of them cause the panic now: everyone knows in some levels that on this way there is no “next ten years ahead”, there is no future similar to today.</text:p>
      <text:p text:style-name="P5">The monster is still waiting, perhaps we have a few years to open the door with sleepy eyes and let it in to the house, talk to it about where we should turn in order to give a future and freedom of choices to our children, not to let them become toys of the consequences of our carelessness. If we don't do this, the monster will crush the house upon us, letting us (borrowed the image from cartoons) standing alone holding a single door in our hands...</text:p>
      <text:p text:style-name="P15">This crisis is good! We must face with having a whole industry (namely the car industry that has been living only on marketing for years, and is greater than the real need by magnitudes) wrecks, harming the existence of hundreds of thousands, maybe millions, making country budgets fall over.</text:p>
      <text:p text:style-name="P15">To create an ecologically sustainable state requires much greater changes. When we finally take seriously and observe the true costs and harm done by the long distance transportation that today we sweep under the carpet, the current fleets of ships, trucks, planes suddenly disappear, shrink to the unmeasurable fractions of their current size. Long distance tourism ends because traveling becomes very expensive again; members of communities that were totally destroyed because of the needs of the “rest seekers” suddenly remain without income. If we at last are ready to use the informatics well in controlling the civilization, the current water brained, file tossing apparatus of self organization goes away. If the current approach of the goods production industry, that protect everything with patents, reinvents and creates the same things many times, that creates useless goods directly to the waste bin; it will be able to fill the real needs by a tiny fraction of its capacity. In a world of human beings with healthy self acceptance, the wonderland of fashion, luxury and cosmetics pops out... What will we do then?</text:p>
      <text:p text:style-name="P15">Dark forecasts say that we will all be trying to make food on small farms, fighting bloody wars for food, water, dying in ridiculous diseases, because the civilization that we know and are used to simply ends. Or: we face these questions, don't escape from them into this current nightmare, plan the future, take care each and every human, do our best to understand the current process, and together, shoulder by shoulder we do our dues and accept the consequences. We will not materialize the various fantasies of self destruction, the wars of machines, civilizations, religions or the rugged survivors, but a 21<text:span text:style-name="T8">st</text:span> century after which there will be people to count the 22<text:span text:style-name="T8">nd</text:span>, looking back pleased, with a bit forgiving, but proud smile upon their ancestors: us...</text:p>
      <text:p text:style-name="P15">It's quite fashionable to look at ourselves and say “we do know so many things about the climate change, how can we do nothing to stop it?” But the answer is quite simple: we globally consider ourselves lions as far as we remember, and everything we do, and destroying the Earth is based on being lion. In order to survive we must change to sheep... Globally, each an every person should change their present (the deeper as the more advanced part of the world we live) – simply in order to have future. Or more precisely: we should have an image of a future at all, that we can accept both intellectually and emotionally, but what we can't sketch up along the path of the current “development line” of the world. There is no transition, no turn that could take us to a really nice world from this one.</text:p>
      <text:p text:style-name="P15">We have a nicely named movement here in Hungary: “Politics Can Be Different”. I deeply honor the <text:s/>ideas that move it but... Is there anything new knowledge that we have not been knowing for five (like the observations from George Soros or the climate researchers), fifty (like Ecotopy) or two and a half thousands years (Lao-ce), that would fundamentally change the balance of interests right now? Do the laws of evolution stop working in politics?</text:p>
      <text:p text:style-name="P5">The politics is just what we see from it today (well, we still see its “sunny side”, the background must be an even darker story). These roles, pattern, processes were formed by thousands of years of social evolution. Sure, it “can be different”, just like there can be blue mice, six-legged horses, and most importantly: the baby lions should stay a cute kitty, and should not kill those sweet zebras. Well, no... We have transformed our social life to a savanna with lots of plant-eaters and some perfect predators, all participants play their roles. The tales where the hero makes wonders and survives totally insane situations as a total outsider are merely symbols, and there is no way to be “transplanted into reality” as is. The “politics” can't be “different”, <text:span text:style-name="T1">it is already exactly what we could make it.</text:span></text:p>
      <text:p text:style-name="P15"><text:span text:style-name="T1">We can be different.</text:span> There is only one way: to realize that in spite of how big this world is, it is created by us, one by one, as we work on it, as we dream it. If we are ready to face with those questions that cripples us and keep us in this nightmare, we indeed can do something to change it; we are responsible for, and if we accept this, we can also change the processes in this world. Of course, there is no guarantee that we can create this “new world” – this is a question of faith. There is only one sure thing: if we don't start walking on this way, an other world will come to us, but of a kind that we really do not want to see.</text:p>
      <text:h text:style-name="P59" text:outline-level="1">The Way Out</text:h>
      <text:h text:style-name="P61" text:outline-level="2">The back exit</text:h>
      <text:p text:style-name="P27">According to my analysis we have two ways out of the current state, which is very similar to launching a rocket. The “back exit” option means that the rocket turns back after reaching the top and falls back in an arch. The other option that I deal with along the whole book is that after the first stage burned out the rocket starts another stage and leaves the top of the arch upwards in continuous acceleration, heading to an unknown world. However the book would be incomplete without saying a few words about the less pleasant alternative.</text:p>
      <text:p text:style-name="P27">The development of the human civilization was led by the extension of homogeneous control and the higher resource concentration. The larger mass of controlled people and area results a larger amount of excess resources in the centers, allowing more and more people to be revoked from the direct production process. This was the caste of scientists, artists and leaders who designated the directions of further development, created the needed tools. Their very birth gave them a different world than the masses, the “history” is actually their stories written by them also, while the live of the “supporting crowd” has not changed much along the centuries. The size of the controllable mass and the conquerable land depended on the tools (communication, army) and the neighbors (power balance, allies), they acted as a constant upper limit.</text:p>
      <text:p text:style-name="P27">It was a sudden change when the scientific development broke through the wall of the higher caste during the industrial revolution: the inventions flooded out to the masses and changed its structure, the relation between “simple people” and knowledge changed: knowledge can be acquired, developed, mastered by them. This suddenly increased the amount of excess resources, the system could hold more non-productive people; and it also turned out that intellectual talent is not the question of birth, it is worth to “fish” among the folks, teach and raise the talented ones (formerly this was the privilege of the church). The increased production capacity worked fast, newer and newer inventions were turned back to the production, this spiral resulted a tremendous development.</text:p>
      <text:p text:style-name="P27">The same development led to the world wars, then the cold war because the fundamentally extending, considering any neighbor as opponent approach of the communities have not changed, measured its power in the size of homogeneously controllable land and mass of people. Thus we arrived to our current state, where there are no real opponents, the homogeneous control is global,we all know and talk the language of money.</text:p>
      <text:p text:style-name="P27">This world, however is imperfect: the billions of conflicting interests, powered by the ideas like democracy, enlightenment, freedom of speech, equality make it chaotic; the service industry that grow huge and makes gigantic profit on making people stupid and fulfill artificial needs, eagerly eats up the last resources of the planet. The rocket is over the peak and starts to fall... If we keep the current control system, we will pay for it badly, the collapse of the monetary control (of which we already feel the breeze) results a total chaos, tearing the global networks to rugs. Actually we <text:span text:style-name="T1">must</text:span> deflate the bubble that is blown up by its own laws to the limit, we <text:span text:style-name="T1">must</text:span> decrease the consumption of our race.</text:p>
      <text:p text:style-name="P27">There is a chance that following the ancient pattern the world breaks to the controller and the supporter castes again. This requires that the supporters will be obeying, conscious subordinates of the controllers again, should willfully resign their freedom for safety (food, work, peace). I see that today we are very close to this situation: huge masses became hopeless prisoners of the monetary system for 5-10-20 years, their existence depends on the currency rates, strange and incomprehensible numbers. The social and health safety also depends merely on the money, in fact our homes, work, healing – our life is in constant external danger.</text:p>
      <text:p text:style-name="P15"/>
      <text:p text:style-name="P27"/>
      <text:p text:style-name="P28">If they can join, the masters of the financial world can proclaim a global state of emergency, referring to the monetary-control crisis, the more serious ecological problems (remember, within a few years millions of people has to face the loss of their living territory due to the climate change, while a part of the population of India will face starvation due to the sink of soil water level, etc.), exploiting their control monopoly (we can't talk about independent states for decades), and using the global informatics systems. With this power they can reduce the wastage – or more precisely, confiscate it from the masses and allow only for their closed group, and truly “organize” the planet, and in a kind of enlightened theocracy, they can ensure the safety for the population (that inevitably lessened along the chaotic period). Their motto is a few thousands years old and says: <text:span text:style-name="T1">“You can make the masses follow the right way, but can't make them understand it.”</text:span> (Confucius)</text:p>
      <text:p text:style-name="P27">My problem with this solution is that it could never be made. All the new kings of the new ages started their operation with the faith that their communication and control potentials, their army forces exceeds all the previous generations, and this ensures the stability for them. All forgot to read history and learn the following lessons from them.</text:p>
      <text:p text:style-name="P27"><text:span text:style-name="T1">There is always an internal opposition.</text:span> Despite of the best will at the start, the opposition is eternal, and if a society is based on power and denials (therefore can't really be called “community”), the leaders sooner or later have to face it. After a while they have to threaten it with power, then they have to use the power, thus giving a proof of their previously assumed evil, and losing the support of the masses. </text:p>
      <text:p text:style-name="P27"><text:span text:style-name="T1">The leader layer always go rotten.</text:span> The nice ideas slowly erode in the everyday groove of might, even the ruthless internal selection gets soften by human relations and interests, the limits slide from “I could do it” towards “I do it in secret” and “I race with the others who can do it more brutally”; the upcoming generations of leaders lose their contact with the motivation that created the system that puts them atop.</text:p>
      <text:p text:style-name="P27"><text:span text:style-name="T1">There is always a concurrent system.</text:span> The might of the monetary system looks overwhelming today – <text:s/>on the surface –, in fact it is in a (sometimes visible) life and death struggle with religion: the “territory” it clearly owns, but must fight for each member of the “masses” from room to room battle.</text:p>
      <text:p text:style-name="P27">It succeeded indeed to cradle-drive us into a dream world. It succeeded to shallow the education, our relation with knowledge and science, lock wisdom in the zoo. Succeeded to ruin our direct human relationships, to replace our mirrors with scattered colored mosaic pieces, so we can't see ourselves. Succeeded to mystify concepts that are necessary to build a community like respect, humility, honor, love... Succeeded to trap all rational thoughts in politics: any good idea will soon be put on the list of a party among the other, mostly impractical promises if they see a few percent of votes – then you can try saying “I don't belong to them, I just want this single thing...” Series of surveys show that we are closer to a controllable herd day by day.</text:p>
      <text:p text:style-name="P27">The history clearly shows that this is not the natural state of a human. When we are afraid of a hopeless situation, we can be driven into a fold, but the key is not the fear but the desperation. When we see a chance to step ahead, we accept the fear, danger or even death to serve our ideas, communities. Monetary or physical might can't control us for long because they can't handle our deepest, sacred ideas and concepts. Today this system declares the final war on religions, it considers childish or describe as bastards those who clearly stand for their faith, totally in vain – it predestines itself to constant fight and final defeat against human thinking.</text:p>
      <text:p text:style-name="P15">This is why I don't deal with this “back exit” alternative of “controlled landing”, instead of this I search for a way to ignite the next stage on this, currently really falling rocket, with which we can break out forward, heading to a truly unknown world from this chaotic situation.</text:p>
      <text:h text:style-name="P34" text:outline-level="2">The worse is the better</text:h>
      <text:p text:style-name="P27">This wonderfully build global market economy is collapsing, we get the news day by day about bankruptcies, state interventions, wealths melted into nothing, real estate crisis, recession. The army of intelligent, well dressed and well paid market experts are useless, they must slowly retreat against a simple fact: if the goods that people buy here mostly produced in the other end of the world (from oil to clothes, shoes, toys and electronic gadgets), although it is “cheaper”, but the balance is gone and we pay “outwards” all the time. This can be hidden for a while by money creation (debts), but later it hits back.</text:p>
      <text:p text:style-name="P27">For example in the Hungarian politics, in theory working for the public, heroes and primadonnas fallen in love with their own voices hustle in endless soap operas, while we feel on our very skin that health care, social networks, education etc. somehow gets worse every year, after each “tax reduction” we have less money in our pockets; “shop window lawsuits” burn huge amount of money but the real criminals walk out smiling, with the millions missing from our purse.</text:p>
      <text:p text:style-name="P27">The roar of the media gets more irritating. The thousandth turns of wonder quiz shows they have to hunt for the “new talents”, the falling star factory gets tiring, just like the telling shows and the “I will find out how they killed them – bang-bang” films.</text:p>
      <text:p text:style-name="P27">The less amount of “real men” believes that the new perfume, shaving gel, drink or wonder-car makes him “real” – they remember the crawling or scrambling in a traffic jam; the same applies to the shampoo, cleaning agent, yogurt; the eight meter plasma TV is not that much better than the seven meter one... The country wide program of “switching to HD digital broadcasting” one wonders if there is no one or two more important task than this (except for what is cost on one side, is income on the other)?</text:p>
      <text:p text:style-name="P27">This is a strange moment: the ends of the circle meet. Due to the overloaded service networks, the Californian “top consumers” have to face problems that we think appears on the other end of the world: large area power outages force them to common thinking, smaller, local energy networks, local and in-house power sources – to invent equipments that are really usable without modifications in the scarce energy regions of Africa, India, Asia. The truly reliable equipments worth more than a wonder-gadget, which shows just a blank screen when I would most need it.</text:p>
      <text:p text:style-name="P27">Our tiredness, total boredom and desperation is not pleasant, but fundamentally good. The tools that this system uses to convert us to a homogeneous mass measurable by trends and percentages, one by one turns out what they really worth, but how much they cost to us and our planet. The king is naked in spite of the yelling of the advertisers, the whispers of the payed “mood-makers” in the crowd – and we start searching for the hands of our neighbors.</text:p>
      <text:p text:style-name="P27">E have realized that the parties, who pay us to red, blue, orange or green who say anything for a few percents do watch and survey us constantly, they write on their flags anything we wish, and the opposite as well for others – but there is hardly any room there because of the former ideas and promises.</text:p>
      <text:p text:style-name="P27">Thus the stronger we desire for someone who tells the truth even it hurts – and who does not stop just because of that. Put that needle in, cut the flesh, hurt if it has to; but be there love, responsibility and faith in the eye and do not hold a glass for my blood to clink under the operating table.</text:p>
      <text:p text:style-name="P27">Today this is a mere dream, and not because of the actors, because although they naturally responsible for the harm that they do, but if we remove them, the same kind of people will replace them. Perhaps just this fact makes us finally strong and determined enough to say: <text:span text:style-name="T1">yes, this system is myself.</text:span></text:p>
      <text:p text:style-name="P15"/>
      <text:p text:style-name="P5">I myself wished this lie of a wonder-world, I desired to be blinded and stunned, I myself take my part in fooling others. But now I want to see, color by color, the things as they are, and I want to say the truth even if I have to pay for it, because I am fed up with this weird, constantly self mismatching system that I am a part of. Falling off the bed is bad, but if it is necessary to weak up from a nightmare, it worths.</text:p>
      <text:h text:style-name="P26" text:outline-level="2">Create positive patterns, exclude harmful ones</text:h>
      <text:p text:style-name="P15">We observe the processes of the world “rationally”, divided to specialties, judge and act upon their rules. The problem is that this approach is fundamentally wrong. I can observe the problems of a group of people from the viewpoint of education, society, crime, ethnics, religion etc., I can derive consequences, create plans. They will be inevitably wrong and the actions fail because that group, just like everything in the world form systems, no single factor can be selected and analyzed without all the others, the current operation can't be modified just by one viewpoint.</text:p>
      <text:p text:style-name="P15">If we realize that both the human thinking and the world with all its phenomena form interacting “systems”, our task is to explore the patterns, the significant factors of the systems and their interactions, then, based on the experiences, creating new thinking and life patterns, analyzing their effects and changing them if needed.</text:p>
      <text:h text:style-name="P62" text:outline-level="3">Desire for safety</text:h>
      <text:p text:style-name="P27">As a biological entity with the ability of reasoning and foreseeing I know, that I will most probably be hurt physically and get sick many times in my life, and if I don't die accidentally, then my wearing off body will make more and more problems. To calm myself I badly need to feel a kind of comfort that suggests that I will get the needed help, care and attention in these cases, people will do anything available at the current moment to ease my pain and restore my good quality of life.</text:p>
      <text:p text:style-name="P27">The most fundamental condition of this safety is the human civilization in a good shape, that guarantees that there will be people around me in the time of my weakness who respect my life, health, have the skills and the required equipments. To raise the fallen needs huge amount of resources, the community has to spend lots of efforts on currently “useless” people, and there is only a chance that they will be able to pay it back. In the time of starvation, civil war, pandemic or series of <text:s/>floods the best wishes are in vain in the lack of the required conditions to help.</text:p>
      <text:p text:style-name="P27">The key to my safety is not my personal wealth which in fact is a disservice to the community, it raises me up but weakens the net holding us together. The wealth may soothe me in the dream that I will get an exceptional treatment in trouble; but if I will be sick when the net has broken, I will be in just the same, or even worse situation than those whose head I used to stand on.</text:p>
      <text:p text:style-name="P27">It is better for me too if I support my community to collect resources: if I handle the resources well that my community entrusts to me and enhance it by my work, use sparingly what it gives to comfort me. With this I add good patterns to the community, increase our common comfort, indirectly or directly help those who are in trouble now; I assist in others getting the skills to help, keeping their devotion, sparing or enhancing the required resources and equipments – this forms the system that will hold me when I will fall.</text:p>
      <text:h text:style-name="P49" text:outline-level="3">Mortality, possession, sharing</text:h>
      <text:p text:style-name="P15">Our thinking flees from mortality, the knowledge of the inevitable defeat as we conceive. This results our “eternal” thinking patterns and organizations that conflict the most fundamental laws of life; our urge to have, consume and throw away. If we can integrate mortality into our conscious thinking, understand that in spite of its fragility our lives are exceptional value, that our vulnerability and mortality is not an unacceptable punishment but the only way of the biological and social development of our race, then many of the today familiar patterns turn to their opposite.</text:p>
      <text:p text:style-name="P15">I realize that it is a huge work of my community that I don't have to spend most of my lifetime on fighting for biological survival, so with the rest of my time I owe to the community. The fair play is to do my best to get adequate knowledge, skill and power to become a useful member of the system that sustains me, thus I can participate in sustaining others and realize our common goals.</text:p>
      <text:p text:style-name="P15">Being a valuable and useful member of my community, I can participate in contests without fears, where I have to demonstrate all my power and abilities. The point in the contest is the same for me and the community: to know my strengths and weaknesses, have a true image of my potentials, thus we can find the tasks that best fit to me and my position in the teams working on them. (This also requires the contest to be arranged in areas and tasks with real benefit to the community, unlike the contests today.)</text:p>
      <text:p text:style-name="P15">The things that I possess serve my health, happiness, physical and intellectual development – and not for representing my importance or might. The latter only depends on, and change according to the received and successfully solved tasks according to the evaluation of my community. Furthermore possession is also a temporal relationship, changes upon the tasks and abilities – <text:s/>and I take nothing to death with me anyway. Thus even for my very personal belongings (be that the energy and the resources I use, or long lasting equipments, home) i am rather a responsible temporal owner than an absolute eternal master; it is a fundamental task to pass them on in good shape when I am not the best to possess them.</text:p>
      <text:p text:style-name="P15">Any product that I create (be it a chair, a scientific theory or a music) contains not only my own work, but the knowledge and experience of generations, and also of plenty of people who live together with me (my teachers, people who mined the minerals, melted and shaped the steel of my chisel, etc.), and the next generations will meet it also (either as a long lasting product itself, the waste that appears along its creation, use and destruction and the lack of the energy and resources that were utilized to create, on using and destruct it). Thus even the possession of my very own creations is not a personal relationship, but distributed in the human community; so there can't be any other aim with any creation but sharing. Having this in mind I can create only such things that fit to the life of the human community which is naturally superior considering both of space and time; and according to the best of my knowledge they must help and never do any harm to the community.</text:p>
      <text:h text:style-name="P49" text:outline-level="3">Garbage</text:h>
      <text:p text:style-name="P15">“Keep your room tidy!” – we ask and assume from the kids. However they just bring stuff into the room, open the boxes, bags, bottles, flasks, then push them to the darker corners, sweep under the carpet, put them into “unused” drawers. “Is this an order?” – says the voice of the parental rigor.</text:p>
      <text:p text:style-name="P15">We do exactly this with our home, the planet named Earth. While we were “small”, this was forgivable to push the garbage to the end of the “known land” and forget it there. Today we are still small, but too many and our borders meet each other, and also we create such waste that the planet can't handle. My favorite example is the plastic bag that would degrade today if sultan Suleiman left it at Szigetvar<text:note text:id="ftn2" text:note-class="footnote"><text:note-citation>2</text:note-citation><text:note-body><text:p text:style-name="Footnote">Sultan Suleiman attacked Szigetvar, Hungary in 1566</text:p></text:note-body></text:note>. Yes, he surely “polluted”, but was unable to throw away such materials in such amounts as we do</text:p>
      <text:p text:style-name="P15">We are those stupid kids with our garbage, including the selectively collected reusable garbage, the collected and kept house construction waste, the officially handled harmful waste (like wasted oil, electronics, medicines), because this is also only putting them to another corner without solving the core problem.</text:p>
      <text:p text:style-name="P27">Does “zero waste” sound weird? When <text:span text:style-name="T1">nothing is put in the trash can</text:span>, the public waste transportation gets replaced by the exceptional, and clearly ordered waste handling for all products (when it is broken, burnt, and for remainders that can't be avoided)? But this is not the end, just the beginning! This only means that we do not further increase the terrible burden that we put upon our environment and curse our children with. The real task comes only after this: to clean up the barf of our civilization and make it harmless, to return our home into acceptable conditions.</text:p>
      <text:p text:style-name="P63">It is clear that this can't be done at the individual level. Our civilization has got to this advanced level not only to make us flee from it one by one into tents, and then die of a simple diarrhea because “the others” have also fled meanwhile, so there is no medicine, doctor, hospital. We can solve, we have all the requirements to have all that we really need for our everyday existence and comfort, as clean and good as our knowledge and abilities allow, but without packaging which is created only to be wasted.</text:p>
      <text:p text:style-name="P27">Perhaps this kind of “customer basket” will not contain fruit yogurts of thirty kinds, no juices in PET or composite containers, perhaps we will not be able to sustain multinational food marts and we may trash shopping malls – but we badly need the power of the people now working for them, and the energy now wasted on transportation and the “show”: thus the milkman will not bring my milk in some revolving, slightly smelly PET bottles, but exactly the amount that I need will be transported to me using even less energy and in really 21<text:span text:style-name="T8">th</text:span> century hygienic containers.</text:p>
      <text:p text:style-name="P27">Today our approach is that if we can pay for the shine, the always new toys, the trash transportation, then we deserve it. <text:span text:style-name="T1">We don't deserve it!</text:span> No brilliant action, no unmeasurable personal or community benefit (if at all) allows anyone to personally harm other people to whom he has not done any good, has no agreement to do so: our children, our grandchildren, or even ourselves when we meet the smell, view or the biological effects of a waste dump, or the lack of the land it consumes. Even if they (or “we”) do not protest against that because of weakness, lack of knowledge or simply not been born yet.</text:p>
      <text:p text:style-name="P27">This is not even “our responsibility for our children” – this is only to be able to look in the mirror at all. Yes, we do live inside, under the force of catastrophic regulations, but these rules are created and sustained by us, and as a community we do have the power to build a better one.</text:p>
      <text:h text:style-name="P64" text:outline-level="3">Measures: money – CO2 – energy – intervention</text:h>
      <text:p text:style-name="P15">Th human race has grown from a scattered population of a few hundred thousand entities to a mass of almost 7 billion. A growth of this measure has a huge impact on the sustaining systems, their great change is inevitable. If we don't want to drastically decrease the member count of our race, we have to calculate on the needs and their consequences of even a bit bigger population. We must calculate with that because ecological equations exist and hit back on us either we consider that or not.</text:p>
      <text:p text:style-name="P15">The means of calculation used to be the money until recently, but it only considers the momentarily available benefit counted in money again, longer term effects do not change it directly. Indeed, in some isolated scenarios we could change the financial processes by the revealed environmental affects: the best example is the proven connection between CFC concentration and the ozone hole and the related actions. Maybe this was the first time when mankind realized the drastic consequences of its actions; and then, besides the global shock, factories have found their business in the change, so it succeeded. Opposite examples are the global poverty, starvation, wars or deforestation: those huge public events are in vain, there is no model to make removing any of them financially beneficial, thus they never succeed. </text:p>
      <text:p text:style-name="P15">A new method is to count CO2 emission. This is a honorable intention because it is a relatively objective method and quite well measurable (although the industry of circumvention will raise if they really take it seriously), and in theory it is independent from the monetary system, and aims at the limitation of economical growth. Thinking over these numbers are very telling: Australia leads the the list of CO2 emission per person with 10 tons, then America follows with 9.5 tons, the cumulated EU average is 3.3 tons. Cruel numbers when combined with the size of the human population. In spite of all this, CO2 emission is a typical “end of the tube” control: a measurement that can call for punishment, can be traded, but says nothing about how to change the processes for the better. A typical example: some say that we should pump CO2 into the oceans to reduce the air pollution – and overlook that the coral reefs are already in critical state because of the acidity of the water (caused by the high water CO2 level) that harms the whole food chain of the ocean.</text:p>
      <text:p text:style-name="P15">A more usable approach is to check the energy balance. This would monitor the “input”, how much energy a process takes and favor tha one consuming less including all. Today clothes, mass created by cheap workers in China, India, Bangladesh travels thousands of kilometers; the Polish butter and German cheese is cheaper than the Hungarian in Hungary; but if we consider the whole energy balance of transportation those numbers change. Today the locally produced wind or solar energy is not financially competitive with the electricity created in the conventional power plants. If we would include the (quite weak) efficiency of the power plants and the shocking waste of the energy transportation infrastructure (they combined throw away 85% of the energy released by the burning coal!) the situation would be different. We should do this because we drastically over-consume the energy resources of the planet in a way that a small part of the population is responsible for the most of this over-consumption. The energy need of those systems that serve us, “the rich” must be reduced to its fraction even to be able to talk about fair distribution.</text:p>
      <text:p text:style-name="P15">The final aim aim is to overview the whole impact. The enlisted control methods go deeper and deeper until reaching the question: where those resources that are used to serve our needs come from, how much do we really need of them? Is fulfilling the observed need really worths all that resource utilization, intrusion into the state of nature and environment? Can this fulfillment be extended to 7 billion equal fellow human having right for similar comfort living together with us; and can it be shared with the next generations also, considering all the consequences? The impact observation does not consider a moment but a continuous process from planning a service to its ending or being replaced by a new service. If the total balance is unacceptable and the impact is too high, it is better to step back and find another solution than correcting the consequences of a wrong action.</text:p>
      <text:h text:style-name="P49" text:outline-level="3">Identifiability, responsibility, search for successors</text:h>
      <text:p text:style-name="P23">Like all other human beings, I have a unique, irreproducible collection of knowledge and abilities determined by my born talents and the whole story of my life. It includes all my success, fight and failure; all that I am proud of and all what I am not; if I deny the smallest bit of it, it's not me anymore. Going on: with each and every decision I make, I choose into which collection my next action, the next day will fall: the one which is beneficial for me and my community, which is creative, which improves me, <text:s/>which I calmly show anyone – or the other that I would like to hide in any circumstances. Sometimes it helps to think about before choosing between the pleasant and the useful...</text:p>
      <text:p text:style-name="P23">This way I owe myself to stand for my whole self in the mirror and in the communities that integrate me. Only this makes me able to clearly judge myself, to survey what tasks I am prepared for the most. The community holding, sustaining, comforting me has the right to know me and thus be able to assign the best fitting tasks to me; and I have the right to connect to the communities that best fit me. In this way, I identifiably introduce myself in all my actions and relationships.</text:p>
      <text:p text:style-name="P15">I am responsible for all my actions, words and thoughts. If I make a mistake, it is the best for both myself and my community to turn it out. Hiding only increases the effects of the mistake, may cause other errors and makes it harder to correct – all in all, the negative impact on the community probably grows. Determining the liability always has two sides, shared between the person making the mistake and the community that allowed the error to happen: have not found out my lack of being prepared, not given the proper conditions, failed to check my state in that moment, not provided chance for me to be replaced; and by handling the listed factors poorly created a motivation in me to try to hide the error and thus increase the damage.</text:p>
      <text:p text:style-name="P15">This story also damages me, reduces my self-respect, generates fear and increase the chance that I will make more mistakes either because I want to hide the first error or because I can't concentrate on my tasks. The first error is what it is: a sign of that my preparation or potentials are not adequate (yet) for my current task; some more experienced people has decide which is true. If the task is not good for me, it is better for me to find another one, but if my teachers say that it helps me to continue and advance this way despite this error, then that is OK. On the contrary, any hidden error is a poison, and the following consequential errors are forced, useless signs.</text:p>
      <text:p text:style-name="P15">If I get used to self respect, I don't need to define myself by the tasks and roles in the community. I am who I am, and the “self” currently works on this task, plays in that role. I don't want to work on a specific task all my life; my aim is to solve my task for the benefit of the community and myself, and then find another. If there are people in the community who can do this task better than me, it is better to let them work on it, and find another task to me. Furthermore: knowing that my existence is finite and the task I do or role I play is important to the community, it is my due to myself and the community to constantly search for those people who can take over and continue my tasks with the minimum loss.</text:p>
      <text:p text:style-name="P15">This approach is totally opposite to the behaviors driven by the current thinking and evaluation system, because in this way I don't have to fight against the talented possible successors; I don1t have to hang on and constantly recreate the need that I can fulfill the best because I damage both my community and myself with doing so.</text:p>
      <text:h text:style-name="P49" text:outline-level="3">Local values, need-based approach</text:h>
      <text:p text:style-name="P15">We are mortal, weaker and more vulnerable than we would like; “the others” around us are not like, don't think and do what we would like; in order to live in harmony with them we have to change. The temptation of the current world is actually its ability to distract our attention from ourselves and our direct environment, deceiving us with constant and unlimited chances. Their financial interests drive the dream-makers to cover our unsolved inner problems with newer and newer substitutes and force us to trade our only treasure: our lifetime with them for these drugs. The also try to invade our communities to separate us from each other, so for everything that the members of a living community provide each other naturally, we have to turn to them also. Following the temptation the more we depend on them, try to achieve the patterns they suggest, we separate from our environment and from our self, finally bringing disaster to both.</text:p>
      <text:p text:style-name="P15">If I don't want to face these consequences, I have no other options: I have to turn my eyes away from from this dream world and ask the most important questions: <text:span text:style-name="T1">who am I, and what is good to me?</text:span> Not for a mosaic figure build from films, TV ads, news, popular ideas, statements of party and spiritual leaders, media figures and celebrities, but <text:span text:style-name="T1">for me</text:span>, the annoyingly short living, unique and unrepeatable human entity, child and parent, spouse, colleague, friend...</text:p>
      <text:p text:style-name="P15">Is it really me who needs that new TV, the shiny mobile, the car with that “unmatching driving experience”, the distant holiday? How much of my finite time worths “entertainment” sitting at the TV or “spinning” at a party? How much of my potentials and future worths the groove created or enhanced by drugs? Does the temporal adrenalin shock worths the chance of injury or death, embarrassing or even harming my neighbors? What are my true needs, and what are those that have just stick on me in the bazaar whirling around me?</text:p>
      <text:p text:style-name="P15">Does this current structure that theoretically only serves my interests and need for freedom, give a chance at all to find and fulfill my real needs? Just like: healthy food of just the proper amount and content for my body... clear water to ease my thirst... silence and pollution-free air... respect of my spare time to let me relax and refill my body and soul... the assumable attention on the level of our knowledge to prevent physical or mental disorders... loving human surrounding that respects and uses my talents, helps me to find my way, tasks and myself, encourages me when I make a mistake, helps me when I fall and humanly says farewell when my journey is over?</text:p>
      <text:p text:style-name="P15">Because these are our true needs, that every single human being has the right to have, and if we can look up from the endless chase of our dream world, we can find the way to fulfill them.</text:p>
      <text:h text:style-name="P38" text:outline-level="3">Tasks beyond our limits</text:h>
      <text:p text:style-name="P15">Our thinking is mystified by the answers, we are looking for them all the time, we reward their finders, honor them, show them as examples; while we take questions as given and natural. We are right about this – and wrong at the same time. We are wrong because the answer is just the other half of the question determined by the conditions and the current state of the asker; we can say that the answer is a step forward, but the question determines the direction. Consequentially it is equally important to finding the answer is to ask a good question.</text:p>
      <text:p text:style-name="P5">The latter sentence hides why we are right: in fact the question is also given, or more precisely the current environment and our relations to it create a certain set of questions. From this we select, “find out” the questions that we ask, the answers change the situation and thus change the question set. Asking the question alone always changes the situation, either I know about a problem but can't handle it, or know the solution but I don't go that way result a new situation; although the change happened inside, not outside.</text:p>
      <text:p text:style-name="P15">The relationship of the global human community with itself and the planet also generates a set of questions that we can ask and search for answers only on community level; this is the responsibility of the community to its environment, itself and its members. This is how it comforts us in our mortality: we can be proud of our lives if we worked for common, great aims, that we believed in that though we can't see all the results, but tried to find good answer to important questions.</text:p>
      <text:p text:style-name="P15">These “questions” are the problems that the human civilization must solve, or tasks that we must find, have to prioritize and solve them in this order: work for reaching a state when we don't have to work for them anymore. These questions are unpleasant, and the solution is in a direction that is in total opposition to the interest of the current control system, this is why we can't, we don't want to solve them. Just a few examples:</text:p>
      <text:p text:style-name="P15"><text:span text:style-name="T1">Population</text:span>... the size of human population, despite of the aging of the advanced societies, grow at a frightening rate – thanks to the slightly longer life and the more living children. It is not a too nice solution trying to control this process (and blaming economical causes) by letting millions of people and children die in hunger, thirst and in diseases that can be cured with ridiculous efforts. However it is also a fact that we can hardly cope with the population growth in the current situation; if we give all the help then it would lead to a disaster. It would be better to “export the 21<text:span text:style-name="T8">th</text:span> century”, when children are not just accidentally fall on the earth and good to have one adult from ten of them, but all who is born has a fair chance to live long. This gives a rank and task to have a child: it is personal responsibility to raise a new human with good abilities and mindset; while a global responsibility is to keep the global human population and genome in good conditions.</text:p>
      <text:p text:style-name="P15">Yes, <text:span text:style-name="T1">genetics.</text:span>.. the 21<text:span text:style-name="T8">th</text:span> century civilization has drastically decreased the role of the selective factors that have controlled the clearness of the genome of our race on evolutionary level until now, when human life itself is a sacred value, superior to the physical abilities of hunting or escaping – this comes together with the safety of the community. It is inevitable at the same time to find the mechanisms that in spite of this do the task of genetic and thinking (“memetic”) selection, cleaning, developing; thoughtfully garden our own race even if that means serious impact in individual level sometimes. We have all the knowledge needed for this, but finding the right methods is impossible while our mindset is determined by the current, life destructive interest relations.</text:p>
      <text:p text:style-name="P15">We must identify the <text:span text:style-name="T1">fundamental needs </text:span>and the resources needed to fulfill them in a way that can really be shared with the seven billion people living with us now, and the uncountable <text:s/>masses of the next generations. The upper limit can be controlled by the publicity... our privacy, that is abused and turned out by the media in countless ways is sacred, but this does not give right or excuse such actions and collection of wealth that can do any harm to any individual or community – even that its creation or use does not worth.</text:p>
      <text:h text:style-name="P49" text:outline-level="3">Keywords of faith</text:h>
      <text:p text:style-name="P15">The following key statements are determining stages in the relationship between people and faith; they build upon each other, the new is not “better”, but extends and makes it livable. It is always true to the new rule that it could not be formed when the previous one was born, its creation actually is the result of the social operation of the predecessor. The first two are in our history, the third is what I would like to see unfolding.</text:p>
      <text:list text:style-name="L7">
        <text:list-item>
          <text:p text:style-name="P65">Although you don't see, there is an almighty, all-knowing power that realizes the community needs superior to your individual ones, and considers the rules of the community mandatory to you too as you are a member. Breaking the rules have consequences not only you but your descendants. In short: <text:span text:style-name="T1">“Fear the Almighty!”</text:span><text:span text:style-name="T7"> The problem with this approach is that a caste of unfaithful believers appears, thinking that keeping complex rituals guarantees the favor of the Lord to them, so they can act as agents between “common people” (who in contrast honestly fear of God but can't keep all the rituals) and the Lord, and make a good business in that (the caste of the “scribes and Pharisees”).</text:span></text:p>
        </text:list-item>
        <text:list-item>
          <text:p text:style-name="P65">The essence of each community is that its members consider themselves and the other members as a whole, they form their needs as members of the community and these needs are valid for all of them. Those who can keep this simple rule will always be “dear to the Lord”, this approach makes them unable to harm any other human because it feels like making harm to themselves. In short: <text:span text:style-name="T1">“Love you fellow as you love yourself!”</text:span> The problem with this approach is that those who do not love themselves fall out of reach of this rule – and love is based on deep self understanding, accepting all the good and bad attributes, requires merciless honesty to ourselves and following strict rules. A culture emerges that is based on and depends on keeping up frustration, organizes communities from the most separated individuals who do not take care of each other at all, taxes all available relationship among people.</text:p>
        </text:list-item>
        <text:list-item>
          <text:p text:style-name="P65">The fundamental laws of life do not consider our personal wishes and “rightful” needs – but the opposite: we have a finite time in an environment where we must work for all the values, where all the joy hold the seeds of pain, as all the loss brings the germ of another chance. These are the unalterable laws of life; we can try to cheat them but those who do it in fact do not live anymore, but vegetate. We may fight against them but it's all futile and causes pain only and creates a constant tension and inner embarrassment, that makes fully accepting ourselves and creating a love-based community totally impossible. It is better to understand and accept these laws, leran what they actually give us, how they make us more, give reason to our existence. In short: <text:span text:style-name="T1">“Love the Lord like your father!”</text:span> The problem with this approach is that very few people can understand what this statement means. A father does not want to chip in everything. He creates unbreakable laws that he considers to be needed to bring the best out of the kids according to a deeper knowledge. He does not want me to ask after all of my actions: “look dad, is it OK?” - he wants me to tell what is right and fits the laws, and what is not. He is waiting for one single moment, when I finished all my tasks and turn to him saying: “Look father, it's done. I have put in all my power, knowledge and best will. Do you like it?” What does Father “wants”? What does he look like? How should I call him? Furthermore, is there anyone at all, somewhere in the door, always outside my view? <text:span text:style-name="T1">Does it matter at all?</text:span></text:p>
        </text:list-item>
      </text:list>
      <text:h text:style-name="P34" text:outline-level="2">Fundamental requirements</text:h>
      <text:p text:style-name="P15">There are a few fundamental requirements that is important to understand beforehand. They sound very-very bad – in fact we are flee from them into this kaleidoscopic dream world based on self cheating. I have learned the following statement from Randy Pausch: <text:span text:style-name="T1">“If there are elephants in the room, introduce them!”</text:span> Well, here are the elephants:</text:p>
      <text:h text:style-name="P38" text:outline-level="3">Organization</text:h>
      <text:p text:style-name="P15">Our whole civilization is based on, created to centralize control. Tribes, theocracies, dictatorships or democracies – under the colored cloaks there is the same essence: to be able to coordinate the actions of the individuals by the needs of a superior organization, the community. The fact of the control and being controlled is common in all these systems, the difference is only in the relationship of the actors and the might. When I am looking for a way out of this current chaos, I am actually looking for an organization method that is more efficient than this current democratic system, which hides this simple, but bad sounding task behind the financial interests and processes.</text:p>
      <text:p text:style-name="P15">Yes, I am looking for a total control system, which is able to act both globally and locally and can handle this synchronous world. I do it simply because this current global financial system that was created for the same task must be replaced – before it makes us kill out our own race.</text:p>
      <text:h text:style-name="P38" text:outline-level="3">Information</text:h>
      <text:p text:style-name="P15">An efficient control system can only be built upon valid information, however we partly define “freedom” by how much we can hide away from each other and the “system”. These requests are in total opposition and generates a constant conflict: actors of the political and economical world are constantly “sniffing” around us: “citizens” and “customers”, they try to find out what we have not told them (this is the real price of the “free” Facebook, MySpace, Gmail; this is why Google follows our movments on the web – AdSense).</text:p>
      <text:p text:style-name="P15">As customers we try to get valid information about the goods offered to us, but this wish often conflicts with the desire of the manufacturers: they rather want to affect us emotionally, independently from the real use, content of effects of their products. We try to hide parts of our health state and some of our habits that affect it, although our life may depend on how much the doctors who try to help us know about them when we may be unable to communicate.</text:p>
      <text:p text:style-name="P15">To sum it up: we have created a frontline on the information field and fight constantly in the very middle of the system. An efficient control system – which is able to find perfect tasks for us considering our feedbacks, and from the other side: to use the resources (our potentials and time) optimally – can be created by using valid information about us. We can fight against this, or accept it as a fact and derive the consequences: freedom is not the ability of hiding any personal information; the real freedom is to build a system that I can calmly let to know everything about me, because it exactly controls the access rights and uses them for my long term interests.</text:p>
      <text:h text:style-name="P66" text:outline-level="3">Motivation</text:h>
      <text:p text:style-name="P27">All my decisions and actions are based on my motivations, this is the power that drives, moves me forward. The aims may be changed by the conditions, but my intentions come from my inner self and are constant until I myself deeply change.</text:p>
      <text:p text:style-name="P27">The base of my motivations are my pursuit to fulfill my needs, and empathy – the latter is an intention to fulfill the individual and common needs of the members of my communities. In lucky conditions, almost all of my needs can be covered by those that I consider important as a member of a community, for all the members of that community.</text:p>
      <text:p text:style-name="P27">Until this very day we could not form a society that would be able to constantly solve the often conflicting individual interests within the community – we can observe a fluctuation instead. The hopelessness of individual fate forms communities from the suffering and suppressed people who are ready to sacrifice their interests or even life for the interests and future of the community. When the community reaches its aim, the individual suppression disappears, so the power holding the together vanishes, and if not sooner, but in the next generation personal interests prevail.</text:p>
      <text:p text:style-name="P27">Our task is to form a system that is able to transmit the motivation to the next generations, which is not formed to reach a specific aim, especially not against something, but only to drive the motivations of its members to the right direction. This sound awful, the worst of all negative utopias – presumably because deeply we all know: all the systems want their members to sacrifice themselves happily for their interests, transmit these patterns to their offsprings, perhaps not knowing anything about this process at all. Our modern democracy, proclaiming the importance of individual freedom is no exception at all, but we call our chains as career, salary, mortgage and life insurance.</text:p>
      <text:p text:style-name="P27">To summarize this: it is not a question that our systems want to modify our motivations, they do it all the time and everywhere. The task is to create a system that tells what it does and what it gives for it; and which lets their members the freedom of choice, free publication of objections and – in the case of proper support – the chance to change it. At the same time it must make it impossible to hide away from the total responsibility. If someone does any harm in my name, I am due to put away all my tasks and correct it as much as possible.</text:p>
      <text:h text:style-name="P67" text:outline-level="3">Faith</text:h>
      <text:p text:style-name="P27">This whole “way out” is based on my faith in human good will. I know that I <text:span text:style-name="T1">want</text:span> to find excuses for all the errors I meet, and that this desire questions the objectivity of the whole analysis.</text:p>
      <text:p text:style-name="P27">We could easily explain everything by saying that human being is a fundamentally failed construction and simply unable to handle itself both individually and as a global race. In this case, anything is in vain, we will never learn from our history and our current mistakes, our civilization will inevitably collapse. This is possible – but <text:span text:style-name="T1">I am not interested in</text:span> this chance and consciously turn to the other one.</text:p>
      <text:p text:style-name="P27">Anyone who finds these concepts sympathetic or followable must keep in mind: the whole structure may be fundamentally wrong, because at this point I have made a decision based on my personal faith. If I fail, then these tools will get into the worst hands: a total information system accepted by everyone, but shows content that is filtered and altered but the controllers can create the perfect dictatorship.</text:p>
      <text:p text:style-name="P27">This is like the nuclear fusion: if we can handle it, we would have an endless, clear energy source – but alas we could not get there yet. But in order to destroy practically everything with it, we don't have to control it – so the hydrogen bomb is a stable, existing and working invention today.</text:p>
      <text:h text:style-name="P34" text:outline-level="2">Resources</text:h>
      <text:p text:style-name="P15">As with any plans, it is also very important here to clarify, what resources are available to complete the tasks. My first and most important statement: there is no reason to talk about financial resources. Our world in indisputably fully monetary optimized – but alas the money itself got separated from the “resources” it used to represent in the old days. Consequentially here I will talk about real physical and human resources that we, blinded by the haste for profit, waste in shocking amounts.</text:p>
      <text:h text:style-name="P38" text:outline-level="3">Direct waste production – packaging</text:h>
      <text:p text:style-name="P15">We should summarize how much energy, raw materials, human labor (from planning to wrapping) are transported directly from the factories to the waste, from plastic bags to uniquely designed perfume bottles. This is total, 100% resource waste. Well, considering the whole (energy thirsty) recycling industry, say 99%.</text:p>
      <text:p text:style-name="P15">Of course there is a real need of packaging for transportation and storage; but for them the key factors are durability, standards, planned life cycles where the worn out container can be directly reused as raw material. None of them seems to apply to a thing that looks like a gourd which I bought in a supermarket and busted in two weeks, it rather belongs to the direct waste category.</text:p>
      <text:p text:style-name="P15">There are “correct” requirements set by long distance transportation (durable, light, standard pallet-sized), and the temporal “selling” package (shiny, air proof, transparent, ...) – but used mostly for goods that could be produced locally and transported from the manufacturer to the user in one step, in a simple basket.</text:p>
      <text:h text:style-name="P38" text:outline-level="3">Direct waste production on the square – addictions</text:h>
      <text:p text:style-name="P15">Be it an addiction to a slow poison, the more extreme sexual habits, the various kinds of adrenaline addiction, the constant nightly watching the TV or computer (which sometimes applies to me too) – these are exceptional forms of resource wasting. We utilize huge amount of resources on producing, transporting to their users and advertising the totally uncontrolled use of these garbage: alcohol, tobacco products (and the legal or illegal drugs used the same way), entertainment electronics, the various equipments of “technical sports” like motorbikes, cars, quads, etc.</text:p>
      <text:p text:style-name="P15">Apart from their direct damage: revoking the resources used for their production from rational aims, and the direct environmental impact of their usage, they cause secondary harm. The regular alcohol and drug usage drastically decreases the public value: abilities, reliability of their users; they negatively affect the people in their neighborhood and in direct relationships – either by the constant conflicts or spreading the addiction; the victims of the speed-groove threatens themselves and others by injury or death, and so on.</text:p>
      <text:p text:style-name="P15">Along the evolution of the human community the self and publicly dangerous, resource wasting behaviors were direct selection factors; the result was condemning the action and banning the individual. This was because the community resources were very limited, in order to stay alive and progress it had to mark and exclude the dangerous and infecting negative patterns, just like a medical quarantine. In this way any individual consciously risked their safety and life with a deviation; this could not help much in a dominating disease, but seriously reduced the chance of picking up the bad patterns and the length of the infection period.</text:p>
      <text:p text:style-name="P15"/>
      <text:p text:style-name="P5">On the bodies of the currently resource-wealthy societies parasites grow: the various self and community threatening, destructing behaviors. The addicts of legal and illegal passions grab and utilize huge amount of resources to fulfill their desires thus revoking them from other beneficial aims; their value for the community shrinks, and if they get hurt due to their addiction they would get the same help from the community as those who are innocent victims of accidents and diseases. Of course, passions and addictions are great business: either the attractive fulfillment of the legal versions, or serving the illegal ones on the background while fighting against them spectacularly in the foreground – and all the advertisements attached to them.</text:p>
      <text:p text:style-name="P15">The community must clearly separate the healthy human need of playing and entertainment that serves the comfort, development and balance from their exaggeration and the unacceptable luxury. It favor the positive life patterns (both for tasks and relaxation) for those who have higher need for physical and intellectual pressure, and have to get rid of advertising the negative patterns. Deviations must be handled not as a business opportunity but a real disease; the community must help but make it clear that those who stick to them actually degrade themselves, that risks their future and maybe their life as well.</text:p>
      <text:h text:style-name="P38" text:outline-level="3">Direct waste production on the cube – weapons</text:h>
      <text:p text:style-name="P15">Weapons relatively seldom appear on the surface, and when they do, they are tagged as “a needed bad, but the best of it”. In fact unbelievable portion of the resources of the global human community is utilized by the most advanced countries, the self nominated defenders of global peace to create equipments of destruction, research and test new ones. This is not a mere coincidence or the result of an evil will: according to the financial evaluation <text:span text:style-name="T1">weapons are the perfect products!</text:span></text:p>
      <text:p text:style-name="P15">Our fear of vulnerability and death do not hide in the shadow, but appears directly in the arms race: the more frightening weapon we can <text:span text:style-name="T1">find out</text:span>, the more scared we get from the others: maybe they have something like this, or even stronger? In this way, on the haste for safety, the community totally annihilates its own comfort and can drive itself alone, without any external affects, into an endless spiral, can grab all the resources available – not to mention if there are more communities whirling on the same path. </text:p>
      <text:p text:style-name="P15">Nightmare on the cube: my enemy steals my ultimate weapon and uses against me! Anyone can be an enemy agent, maybe my neighbor, my colleague who has worked with me for decades, maybe my wife who probably lives with me, washes my clothes, raise my kids only because the enemy assigned to it! The dream world created by financial interests always breaks in through an individual or public frustration – and this is the perfect point.</text:p>
      <text:p text:style-name="P15"/>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38" text:outline-level="3">Secondary waste production</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38" text:outline-level="3">Becoming waste</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38" text:outline-level="3">Sharing</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38" text:outline-level="3">Transportation</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38" text:outline-level="3">Trade</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38" text:outline-level="3">Traveling</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9" text:outline-level="3">Education</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38" text:outline-level="3">Summary</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Road map</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2" text:outline-level="3">Introduction – virtual subjec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8" text:outline-level="3">Gathering strength</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2" text:outline-level="3">Unfolding</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8" text:outline-level="3">Completion</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8" text:outline-level="3">Chances?</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15"><text:span text:style-name="T1">Ezt a vezetést folyamatosan éreztem utamon, most is emiatt írok. Hiszem, hogy ha jó úton járok, nem fog elhagyni, és ha eltévednék, segíti majd azokat, akik a helyes irányt követik.</text:span></text:p>
      <text:h text:style-name="P34" text:outline-level="2">Common consciousness</text:h>
      <text:p text:style-name="P42">(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Text_20_body">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Text_20_body">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p text:style-name="P56"><draw:frame draw:style-name="fr8" draw:name="Keret6" text:anchor-type="paragraph" svg:x="1.191cm" svg:y="0.21cm" svg:width="14.616cm" draw:z-index="4"><draw:text-box fo:min-height="23.797cm"><text:p text:style-name="P68">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8">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8">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8">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8">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8">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8">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8">A választás, <text:span text:style-name="T1">a változás ideje eljött</text:span>, és nem múlik el attól, hogy az önsajnálatot, be­gubózó szerencsétlenkedést választjuk ahelyett, hogy büszkén vállalnánk a nekünk megadatott sorsot, óriási lehetőséget.</text:p><text:p text:style-name="P68"/><text:p text:style-name="P58">Fel a fejjel!</text:p></draw:text-box></draw:frame></text:p>
      <text:h text:style-name="P41" text:outline-level="1">Raisins</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8" text:outline-level="3">Life</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8" text:outline-level="3">Inverted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8" text:outline-level="3">Turf</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8" text:outline-level="3">Rebels</text:h>
      <text:p text:style-name="P15">Az esztelen lázadó törvényszerűen válik azok eszközévé, akik ellen lázad.</text:p>
      <text:h text:style-name="P38" text:outline-level="3">Dawnworld</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9" text:outline-level="3">Faith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0" text:outline-level="3">Questions and answers</text:h>
      <text:p text:style-name="P15">Életünk azzal telik, hogy válaszokat keresünk kérdésekre; pedig sokkal fontosabb maga a kérdés: mi az, amit meg szeretnénk tudni, és miért pont azt?</text:p>
      <text:p text:style-name="P23">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23">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text:span text:style-name="T9">Mai civilizációnk a válaszok keresésének bűvöletében él, elfelejtve azt, hogy a </text:span>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0" text:outline-level="3">Faith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38" text:outline-level="3">Credo - credit</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7" text:outline-level="3">Modern slavery</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7" text:outline-level="3">Glass</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Text_20_body">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8" text:outline-level="3">The limits of creation</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7" text:outline-level="3">Connection of civilizations</text:h>
      <text:p text:style-name="P27">Az utazás témakörben eltöprengtem azon, milyen hatással van a mi civilizációnk egy meghódított közösségre; így azon is gondolkodtam, hogyan lehetne ezt jól csinálni. </text:p>
      <text:p text:style-name="Text_20_body">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7" text:outline-level="3">… teach them to fish...</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Text_20_body">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lehetővé tevő”, 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49" text:outline-level="3">The mad smith</text:h>
      <text:p text:style-name="Text_20_body">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Text_20_body">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Text_20_body">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3">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3">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3">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1">a kalapács lesújt az acélgömbre.</text:p>
      <text:h text:style-name="P72" text:outline-level="1">Closing words</text:h>
      <text:h text:style-name="P73" text:outline-level="2">Short Q and A</text:h>
      <text:h text:style-name="P38" text:outline-level="3">Are you serious?</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8" text:outline-level="3">You touch various sciences – do you know what are you talking about?</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8" text:outline-level="3">Similar initiations?</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3">Az én nagy álmom, hogy mindannyian eljutunk a harmadik kőfaragó szintjére.</text:p>
      <text:h text:style-name="P38" text:outline-level="3">What next?</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8" text:outline-level="3">… and the me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38" text:outline-level="3">Aren't you scared a bit?</text:h>
      <text:p text:style-name="P74">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4">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4">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75" text:outline-level="2">Motivations</text:h>
      <text:p text:style-name="P43">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3">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3">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3">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3">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3"/>
      <text:p text:style-name="P44">Ma ezt írnám nem létező címeremre:</text:p>
      <text:p text:style-name="P76">Az Ősök tiszteletére,<text:line-break/>Minden társ hasznára,<text:line-break/>Az utódok örömére.</text:p>
      <text:p text:style-name="Text_20_body">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6">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Resources</text:chapter></text:span></text:p>
      </style:header>
      <style:footer>
        <text:p text:style-name="P2"><text:tab/><text:tab/><text:page-number text:select-page="current">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2-15T05:52:12</dc:date>
    <dc:language>hu-HU</dc:language>
    <meta:editing-cycles>872</meta:editing-cycles>
    <meta:editing-duration>P89DT10H41M45S</meta:editing-duration>
    <meta:user-defined meta:name="Ver">0.9</meta:user-defined>
    <meta:user-defined meta:name="Info 2"/>
    <meta:user-defined meta:name="Info 3"/>
    <meta:user-defined meta:name="Info 4"/>
    <meta:document-statistic meta:table-count="1" meta:image-count="1" meta:object-count="0" meta:page-count="118" meta:paragraph-count="937" meta:word-count="72049" meta:character-count="433667"/>
  </office:meta>
</office:document-meta>
</file>